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main">
        <table:table-row>
          <table:table-cell table:style-name="pd1" office:value-type="string" office:string-value="fantasyid">
            <text:p>fantasyid</text:p>
          </table:table-cell>
          <table:table-cell table:style-name="pd1" office:value-type="string" office:string-value="teamid">
            <text:p>teamid</text:p>
          </table:table-cell>
          <table:table-cell table:style-name="pd1" office:value-type="string" office:string-value="playerid">
            <text:p>playerid</text:p>
          </table:table-cell>
          <table:table-cell table:style-name="pd1" office:value-type="string" office:string-value="team">
            <text:p>team</text:p>
          </table:table-cell>
          <table:table-cell table:style-name="pd1" office:value-type="string" office:string-value="player">
            <text:p>player</text:p>
          </table:table-cell>
          <table:table-cell table:style-name="pd1" office:value-type="string" office:string-value="cost">
            <text:p>cost</text:p>
          </table:table-cell>
          <table:table-cell table:style-name="pd1" office:value-type="string" office:string-value="avg_rating">
            <text:p>avg_rating</text:p>
          </table:table-cell>
          <table:table-cell table:style-name="pd1" office:value-type="string" office:string-value="n_games">
            <text:p>n_games</text:p>
          </table:table-cell>
          <table:table-cell table:style-name="pd1" office:value-type="string" office:string-value="avg_rating_event">
            <text:p>avg_rating_event</text:p>
          </table:table-cell>
          <table:table-cell table:style-name="pd1" office:value-type="string" office:string-value="n_games_event">
            <text:p>n_games_event</text:p>
          </table:table-cell>
          <table:table-cell table:style-name="pd1" office:value-type="string" office:string-value="rating/cost">
            <text:p>rating/cost</text:p>
          </table:table-cell>
          <table:table-cell table:style-name="pd1" office:value-type="string" office:string-value="avg_points">
            <text:p>avg_points</text:p>
          </table:table-cell>
          <table:table-cell table:style-name="pd1" office:value-type="string" office:string-value="avg_points_event">
            <text:p>avg_points_event</text:p>
          </table:table-cell>
          <table:table-cell table:style-name="pd1" office:value-type="string" office:string-value="avg_points/$">
            <text:p>avg_points/$</text:p>
          </table:table-cell>
          <table:table-cell table:style-name="pd1" office:value-type="string" office:string-value="avg_points/$_event">
            <text:p>avg_points/$_event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455">
            <text:p>9455</text:p>
          </table:table-cell>
          <table:table-cell office:value-type="float" office:value="10566">
            <text:p>10566</text:p>
          </table:table-cell>
          <table:table-cell office:value-type="string" office:string-value="Imperial">
            <text:p>Imperial</text:p>
          </table:table-cell>
          <table:table-cell office:value-type="string" office:string-value="chelo">
            <text:p>chelo</text:p>
          </table:table-cell>
          <table:table-cell office:value-type="float" office:value="215">
            <text:p>215</text:p>
          </table:table-cell>
          <table:table-cell office:value-type="float" office:value="0.988">
            <text:p>0.988</text:p>
          </table:table-cell>
          <table:table-cell office:value-type="float" office:value="25">
            <text:p>25</text:p>
          </table:table-cell>
          <table:table-cell office:value-type="float" office:value="0.89">
            <text:p>0.89</text:p>
          </table:table-cell>
          <table:table-cell office:value-type="float" office:value="2">
            <text:p>2</text:p>
          </table:table-cell>
          <table:table-cell office:value-type="float" office:value="0.919">
            <text:p>0.919</text:p>
          </table:table-cell>
          <table:table-cell office:value-type="float" office:value="-0.6000000000000005">
            <text:p>-0.6000000000000005</text:p>
          </table:table-cell>
          <table:table-cell office:value-type="float" office:value="-5.499999999999999">
            <text:p>-5.499999999999999</text:p>
          </table:table-cell>
          <table:table-cell office:value-type="float" office:value="-0.0027906976744186073">
            <text:p>-0.0027906976744186073</text:p>
          </table:table-cell>
          <table:table-cell office:value-type="float" office:value="-0.025581395348837205">
            <text:p>-0.025581395348837205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455">
            <text:p>9455</text:p>
          </table:table-cell>
          <table:table-cell office:value-type="float" office:value="12822">
            <text:p>12822</text:p>
          </table:table-cell>
          <table:table-cell office:value-type="string" office:string-value="Imperial">
            <text:p>Imperial</text:p>
          </table:table-cell>
          <table:table-cell office:value-type="string" office:string-value="vini">
            <text:p>vini</text:p>
          </table:table-cell>
          <table:table-cell office:value-type="float" office:value="216">
            <text:p>216</text:p>
          </table:table-cell>
          <table:table-cell office:value-type="float" office:value="1.056">
            <text:p>1.056</text:p>
          </table:table-cell>
          <table:table-cell office:value-type="float" office:value="25">
            <text:p>25</text:p>
          </table:table-cell>
          <table:table-cell office:value-type="float" office:value="1.04">
            <text:p>1.04</text:p>
          </table:table-cell>
          <table:table-cell office:value-type="float" office:value="2">
            <text:p>2</text:p>
          </table:table-cell>
          <table:table-cell office:value-type="float" office:value="0.978">
            <text:p>0.978</text:p>
          </table:table-cell>
          <table:table-cell office:value-type="float" office:value="2.8000000000000025">
            <text:p>2.8000000000000025</text:p>
          </table:table-cell>
          <table:table-cell office:value-type="float" office:value="2.0000000000000018">
            <text:p>2.0000000000000018</text:p>
          </table:table-cell>
          <table:table-cell office:value-type="float" office:value="0.012962962962962975">
            <text:p>0.012962962962962975</text:p>
          </table:table-cell>
          <table:table-cell office:value-type="float" office:value="0.009259259259259267">
            <text:p>0.009259259259259267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455">
            <text:p>9455</text:p>
          </table:table-cell>
          <table:table-cell office:value-type="float" office:value="18676">
            <text:p>18676</text:p>
          </table:table-cell>
          <table:table-cell office:value-type="string" office:string-value="Imperial">
            <text:p>Imperial</text:p>
          </table:table-cell>
          <table:table-cell office:value-type="string" office:string-value="skullz">
            <text:p>skullz</text:p>
          </table:table-cell>
          <table:table-cell office:value-type="float" office:value="208">
            <text:p>208</text:p>
          </table:table-cell>
          <table:table-cell office:value-type="float" office:value="1.001">
            <text:p>1.001</text:p>
          </table:table-cell>
          <table:table-cell office:value-type="float" office:value="25">
            <text:p>25</text:p>
          </table:table-cell>
          <table:table-cell office:value-type="float" office:value="1.115">
            <text:p>1.115</text:p>
          </table:table-cell>
          <table:table-cell office:value-type="float" office:value="2">
            <text:p>2</text:p>
          </table:table-cell>
          <table:table-cell office:value-type="float" office:value="0.962">
            <text:p>0.962</text:p>
          </table:table-cell>
          <table:table-cell office:value-type="float" office:value="0.04999999999999449">
            <text:p>0.04999999999999449</text:p>
          </table:table-cell>
          <table:table-cell office:value-type="float" office:value="5.75">
            <text:p>5.75</text:p>
          </table:table-cell>
          <table:table-cell office:value-type="float" office:value="0.00024038461538458892">
            <text:p>0.00024038461538458892</text:p>
          </table:table-cell>
          <table:table-cell office:value-type="float" office:value="0.027644230769230768">
            <text:p>0.027644230769230768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455">
            <text:p>9455</text:p>
          </table:table-cell>
          <table:table-cell office:value-type="float" office:value="19869">
            <text:p>19869</text:p>
          </table:table-cell>
          <table:table-cell office:value-type="string" office:string-value="Imperial">
            <text:p>Imperial</text:p>
          </table:table-cell>
          <table:table-cell office:value-type="string" office:string-value="try">
            <text:p>try</text:p>
          </table:table-cell>
          <table:table-cell office:value-type="float" office:value="235">
            <text:p>235</text:p>
          </table:table-cell>
          <table:table-cell office:value-type="float" office:value="1.215">
            <text:p>1.215</text:p>
          </table:table-cell>
          <table:table-cell office:value-type="float" office:value="25">
            <text:p>25</text:p>
          </table:table-cell>
          <table:table-cell office:value-type="float" office:value="1.3">
            <text:p>1.3</text:p>
          </table:table-cell>
          <table:table-cell office:value-type="float" office:value="2">
            <text:p>2</text:p>
          </table:table-cell>
          <table:table-cell office:value-type="float" office:value="1.034">
            <text:p>1.034</text:p>
          </table:table-cell>
          <table:table-cell office:value-type="float" office:value="10.750000000000004">
            <text:p>10.750000000000004</text:p>
          </table:table-cell>
          <table:table-cell office:value-type="float" office:value="15.000000000000002">
            <text:p>15.000000000000002</text:p>
          </table:table-cell>
          <table:table-cell office:value-type="float" office:value="0.04574468085106385">
            <text:p>0.04574468085106385</text:p>
          </table:table-cell>
          <table:table-cell office:value-type="float" office:value="0.06382978723404256">
            <text:p>0.06382978723404256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455">
            <text:p>9455</text:p>
          </table:table-cell>
          <table:table-cell office:value-type="float" office:value="22564">
            <text:p>22564</text:p>
          </table:table-cell>
          <table:table-cell office:value-type="string" office:string-value="Imperial">
            <text:p>Imperial</text:p>
          </table:table-cell>
          <table:table-cell office:value-type="string" office:string-value="noway">
            <text:p>noway</text:p>
          </table:table-cell>
          <table:table-cell office:value-type="float" office:value="217">
            <text:p>217</text:p>
          </table:table-cell>
          <table:table-cell office:value-type="float" office:value="1.087">
            <text:p>1.087</text:p>
          </table:table-cell>
          <table:table-cell office:value-type="float" office:value="25">
            <text:p>25</text:p>
          </table:table-cell>
          <table:table-cell office:value-type="float" office:value="1.195">
            <text:p>1.195</text:p>
          </table:table-cell>
          <table:table-cell office:value-type="float" office:value="2">
            <text:p>2</text:p>
          </table:table-cell>
          <table:table-cell office:value-type="float" office:value="1.002">
            <text:p>1.002</text:p>
          </table:table-cell>
          <table:table-cell office:value-type="float" office:value="4.349999999999998">
            <text:p>4.349999999999998</text:p>
          </table:table-cell>
          <table:table-cell office:value-type="float" office:value="9.750000000000004">
            <text:p>9.750000000000004</text:p>
          </table:table-cell>
          <table:table-cell office:value-type="float" office:value="0.020046082949308746">
            <text:p>0.020046082949308746</text:p>
          </table:table-cell>
          <table:table-cell office:value-type="float" office:value="0.04493087557603688">
            <text:p>0.04493087557603688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8113">
            <text:p>8113</text:p>
          </table:table-cell>
          <table:table-cell office:value-type="float" office:value="20558">
            <text:p>20558</text:p>
          </table:table-cell>
          <table:table-cell office:value-type="string" office:string-value="Sharks">
            <text:p>Sharks</text:p>
          </table:table-cell>
          <table:table-cell office:value-type="string" office:string-value="gafolo">
            <text:p>gafolo</text:p>
          </table:table-cell>
          <table:table-cell office:value-type="float" office:value="198">
            <text:p>198</text:p>
          </table:table-cell>
          <table:table-cell office:value-type="float" office:value="1.009">
            <text:p>1.009</text:p>
          </table:table-cell>
          <table:table-cell office:value-type="float" office:value="26">
            <text:p>26</text:p>
          </table:table-cell>
          <table:table-cell office:value-type="float" office:value="0.93">
            <text:p>0.93</text:p>
          </table:table-cell>
          <table:table-cell office:value-type="float" office:value="2">
            <text:p>2</text:p>
          </table:table-cell>
          <table:table-cell office:value-type="float" office:value="1.019">
            <text:p>1.019</text:p>
          </table:table-cell>
          <table:table-cell office:value-type="float" office:value="0.44999999999999485">
            <text:p>0.44999999999999485</text:p>
          </table:table-cell>
          <table:table-cell office:value-type="float" office:value="-3.4999999999999973">
            <text:p>-3.4999999999999973</text:p>
          </table:table-cell>
          <table:table-cell office:value-type="float" office:value="0.0022727272727272466">
            <text:p>0.0022727272727272466</text:p>
          </table:table-cell>
          <table:table-cell office:value-type="float" office:value="-0.017676767676767662">
            <text:p>-0.017676767676767662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8113">
            <text:p>8113</text:p>
          </table:table-cell>
          <table:table-cell office:value-type="float" office:value="21170">
            <text:p>21170</text:p>
          </table:table-cell>
          <table:table-cell office:value-type="string" office:string-value="Sharks">
            <text:p>Sharks</text:p>
          </table:table-cell>
          <table:table-cell office:value-type="string" office:string-value="koala">
            <text:p>koala</text:p>
          </table:table-cell>
          <table:table-cell office:value-type="float" office:value="225">
            <text:p>225</text:p>
          </table:table-cell>
          <table:table-cell office:value-type="float" office:value="1.183">
            <text:p>1.183</text:p>
          </table:table-cell>
          <table:table-cell office:value-type="float" office:value="26">
            <text:p>26</text:p>
          </table:table-cell>
          <table:table-cell office:value-type="float" office:value="1.055">
            <text:p>1.055</text:p>
          </table:table-cell>
          <table:table-cell office:value-type="float" office:value="2">
            <text:p>2</text:p>
          </table:table-cell>
          <table:table-cell office:value-type="float" office:value="1.052">
            <text:p>1.052</text:p>
          </table:table-cell>
          <table:table-cell office:value-type="float" office:value="9.150000000000002">
            <text:p>9.150000000000002</text:p>
          </table:table-cell>
          <table:table-cell office:value-type="float" office:value="2.749999999999997">
            <text:p>2.749999999999997</text:p>
          </table:table-cell>
          <table:table-cell office:value-type="float" office:value="0.04066666666666668">
            <text:p>0.04066666666666668</text:p>
          </table:table-cell>
          <table:table-cell office:value-type="float" office:value="0.012222222222222209">
            <text:p>0.012222222222222209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8113">
            <text:p>8113</text:p>
          </table:table-cell>
          <table:table-cell office:value-type="float" office:value="21221">
            <text:p>21221</text:p>
          </table:table-cell>
          <table:table-cell office:value-type="string" office:string-value="Sharks">
            <text:p>Sharks</text:p>
          </table:table-cell>
          <table:table-cell office:value-type="string" office:string-value="maxxkor">
            <text:p>maxxkor</text:p>
          </table:table-cell>
          <table:table-cell office:value-type="float" office:value="208">
            <text:p>208</text:p>
          </table:table-cell>
          <table:table-cell office:value-type="float" office:value="1.078">
            <text:p>1.078</text:p>
          </table:table-cell>
          <table:table-cell office:value-type="float" office:value="26">
            <text:p>26</text:p>
          </table:table-cell>
          <table:table-cell office:value-type="float" office:value="0.935">
            <text:p>0.935</text:p>
          </table:table-cell>
          <table:table-cell office:value-type="float" office:value="2">
            <text:p>2</text:p>
          </table:table-cell>
          <table:table-cell office:value-type="float" office:value="1.037">
            <text:p>1.037</text:p>
          </table:table-cell>
          <table:table-cell office:value-type="float" office:value="3.9000000000000035">
            <text:p>3.9000000000000035</text:p>
          </table:table-cell>
          <table:table-cell office:value-type="float" office:value="-3.2499999999999973">
            <text:p>-3.2499999999999973</text:p>
          </table:table-cell>
          <table:table-cell office:value-type="float" office:value="0.018750000000000017">
            <text:p>0.018750000000000017</text:p>
          </table:table-cell>
          <table:table-cell office:value-type="float" office:value="-0.015624999999999988">
            <text:p>-0.015624999999999988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8113">
            <text:p>8113</text:p>
          </table:table-cell>
          <table:table-cell office:value-type="float" office:value="21921">
            <text:p>21921</text:p>
          </table:table-cell>
          <table:table-cell office:value-type="string" office:string-value="Sharks">
            <text:p>Sharks</text:p>
          </table:table-cell>
          <table:table-cell office:value-type="string" office:string-value="rdnzao">
            <text:p>rdnzao</text:p>
          </table:table-cell>
          <table:table-cell office:value-type="float" office:value="216">
            <text:p>216</text:p>
          </table:table-cell>
          <table:table-cell office:value-type="float" office:value="1.109">
            <text:p>1.109</text:p>
          </table:table-cell>
          <table:table-cell office:value-type="float" office:value="26">
            <text:p>26</text:p>
          </table:table-cell>
          <table:table-cell office:value-type="float" office:value="1.145">
            <text:p>1.145</text:p>
          </table:table-cell>
          <table:table-cell office:value-type="float" office:value="2">
            <text:p>2</text:p>
          </table:table-cell>
          <table:table-cell office:value-type="float" office:value="1.027">
            <text:p>1.027</text:p>
          </table:table-cell>
          <table:table-cell office:value-type="float" office:value="5.449999999999999">
            <text:p>5.449999999999999</text:p>
          </table:table-cell>
          <table:table-cell office:value-type="float" office:value="7.250000000000001">
            <text:p>7.250000000000001</text:p>
          </table:table-cell>
          <table:table-cell office:value-type="float" office:value="0.02523148148148148">
            <text:p>0.02523148148148148</text:p>
          </table:table-cell>
          <table:table-cell office:value-type="float" office:value="0.03356481481481482">
            <text:p>0.03356481481481482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8113">
            <text:p>8113</text:p>
          </table:table-cell>
          <table:table-cell office:value-type="float" office:value="22911">
            <text:p>22911</text:p>
          </table:table-cell>
          <table:table-cell office:value-type="string" office:string-value="Sharks">
            <text:p>Sharks</text:p>
          </table:table-cell>
          <table:table-cell office:value-type="string" office:string-value="doc">
            <text:p>doc</text:p>
          </table:table-cell>
          <table:table-cell office:value-type="float" office:value="215">
            <text:p>215</text:p>
          </table:table-cell>
          <table:table-cell office:value-type="float" office:value="1.072">
            <text:p>1.072</text:p>
          </table:table-cell>
          <table:table-cell office:value-type="float" office:value="26">
            <text:p>26</text:p>
          </table:table-cell>
          <table:table-cell office:value-type="float" office:value="0.92">
            <text:p>0.92</text:p>
          </table:table-cell>
          <table:table-cell office:value-type="float" office:value="2">
            <text:p>2</text:p>
          </table:table-cell>
          <table:table-cell office:value-type="float" office:value="0.997">
            <text:p>0.997</text:p>
          </table:table-cell>
          <table:table-cell office:value-type="float" office:value="3.600000000000003">
            <text:p>3.600000000000003</text:p>
          </table:table-cell>
          <table:table-cell office:value-type="float" office:value="-3.9999999999999982">
            <text:p>-3.9999999999999982</text:p>
          </table:table-cell>
          <table:table-cell office:value-type="float" office:value="0.016744186046511643">
            <text:p>0.016744186046511643</text:p>
          </table:table-cell>
          <table:table-cell office:value-type="float" office:value="-0.01860465116279069">
            <text:p>-0.01860465116279069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215">
            <text:p>9215</text:p>
          </table:table-cell>
          <table:table-cell office:value-type="float" office:value="19310">
            <text:p>19310</text:p>
          </table:table-cell>
          <table:table-cell office:value-type="string" office:string-value="MIBR">
            <text:p>MIBR</text:p>
          </table:table-cell>
          <table:table-cell office:value-type="string" office:string-value="lnz">
            <text:p>lnz</text:p>
          </table:table-cell>
          <table:table-cell office:value-type="float" office:value="184">
            <text:p>184</text:p>
          </table:table-cell>
          <table:table-cell office:value-type="float" office:value="0.976">
            <text:p>0.976</text:p>
          </table:table-cell>
          <table:table-cell office:value-type="float" office:value="18">
            <text:p>18</text:p>
          </table:table-cell>
          <table:table-cell office:value-type="float" office:value="0.923">
            <text:p>0.923</text:p>
          </table:table-cell>
          <table:table-cell office:value-type="float" office:value="4">
            <text:p>4</text:p>
          </table:table-cell>
          <table:table-cell office:value-type="float" office:value="1.061">
            <text:p>1.061</text:p>
          </table:table-cell>
          <table:table-cell office:value-type="float" office:value="-1.200000000000001">
            <text:p>-1.200000000000001</text:p>
          </table:table-cell>
          <table:table-cell office:value-type="float" office:value="-3.849999999999998">
            <text:p>-3.849999999999998</text:p>
          </table:table-cell>
          <table:table-cell office:value-type="float" office:value="-0.006521739130434788">
            <text:p>-0.006521739130434788</text:p>
          </table:table-cell>
          <table:table-cell office:value-type="float" office:value="-0.020923913043478248">
            <text:p>-0.020923913043478248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215">
            <text:p>9215</text:p>
          </table:table-cell>
          <table:table-cell office:value-type="float" office:value="20987">
            <text:p>20987</text:p>
          </table:table-cell>
          <table:table-cell office:value-type="string" office:string-value="MIBR">
            <text:p>MIBR</text:p>
          </table:table-cell>
          <table:table-cell office:value-type="string" office:string-value="brnz4n">
            <text:p>brnz4n</text:p>
          </table:table-cell>
          <table:table-cell office:value-type="float" office:value="200">
            <text:p>200</text:p>
          </table:table-cell>
          <table:table-cell office:value-type="float" office:value="0.989">
            <text:p>0.989</text:p>
          </table:table-cell>
          <table:table-cell office:value-type="float" office:value="14">
            <text:p>14</text:p>
          </table:table-cell>
          <table:table-cell office:value-type="float" office:value="0.962">
            <text:p>0.962</text:p>
          </table:table-cell>
          <table:table-cell office:value-type="float" office:value="5">
            <text:p>5</text:p>
          </table:table-cell>
          <table:table-cell office:value-type="float" office:value="0.989">
            <text:p>0.989</text:p>
          </table:table-cell>
          <table:table-cell office:value-type="float" office:value="-0.5500000000000005">
            <text:p>-0.5500000000000005</text:p>
          </table:table-cell>
          <table:table-cell office:value-type="float" office:value="-1.9000000000000017">
            <text:p>-1.9000000000000017</text:p>
          </table:table-cell>
          <table:table-cell office:value-type="float" office:value="-0.0027500000000000024">
            <text:p>-0.0027500000000000024</text:p>
          </table:table-cell>
          <table:table-cell office:value-type="float" office:value="-0.009500000000000008">
            <text:p>-0.009500000000000008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215">
            <text:p>9215</text:p>
          </table:table-cell>
          <table:table-cell office:value-type="float" office:value="21037">
            <text:p>21037</text:p>
          </table:table-cell>
          <table:table-cell office:value-type="string" office:string-value="MIBR">
            <text:p>MIBR</text:p>
          </table:table-cell>
          <table:table-cell office:value-type="string" office:string-value="insani">
            <text:p>insani</text:p>
          </table:table-cell>
          <table:table-cell office:value-type="float" office:value="210">
            <text:p>210</text:p>
          </table:table-cell>
          <table:table-cell office:value-type="float" office:value="1.041">
            <text:p>1.041</text:p>
          </table:table-cell>
          <table:table-cell office:value-type="float" office:value="14">
            <text:p>14</text:p>
          </table:table-cell>
          <table:table-cell office:value-type="float" office:value="0.926">
            <text:p>0.926</text:p>
          </table:table-cell>
          <table:table-cell office:value-type="float" office:value="5">
            <text:p>5</text:p>
          </table:table-cell>
          <table:table-cell office:value-type="float" office:value="0.991">
            <text:p>0.991</text:p>
          </table:table-cell>
          <table:table-cell office:value-type="float" office:value="2.0499999999999963">
            <text:p>2.0499999999999963</text:p>
          </table:table-cell>
          <table:table-cell office:value-type="float" office:value="-3.6999999999999975">
            <text:p>-3.6999999999999975</text:p>
          </table:table-cell>
          <table:table-cell office:value-type="float" office:value="0.009761904761904744">
            <text:p>0.009761904761904744</text:p>
          </table:table-cell>
          <table:table-cell office:value-type="float" office:value="-0.017619047619047607">
            <text:p>-0.017619047619047607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215">
            <text:p>9215</text:p>
          </table:table-cell>
          <table:table-cell office:value-type="float" office:value="21288">
            <text:p>21288</text:p>
          </table:table-cell>
          <table:table-cell office:value-type="string" office:string-value="MIBR">
            <text:p>MIBR</text:p>
          </table:table-cell>
          <table:table-cell office:value-type="string" office:string-value="venomzera">
            <text:p>venomzera</text:p>
          </table:table-cell>
          <table:table-cell office:value-type="float" office:value="205">
            <text:p>205</text:p>
          </table:table-cell>
          <table:table-cell office:value-type="float" office:value="1.051">
            <text:p>1.051</text:p>
          </table:table-cell>
          <table:table-cell office:value-type="float" office:value="16">
            <text:p>16</text:p>
          </table:table-cell>
          <table:table-cell office:value-type="float" office:value="0.928">
            <text:p>0.928</text:p>
          </table:table-cell>
          <table:table-cell office:value-type="float" office:value="4">
            <text:p>4</text:p>
          </table:table-cell>
          <table:table-cell office:value-type="float" office:value="1.025">
            <text:p>1.025</text:p>
          </table:table-cell>
          <table:table-cell office:value-type="float" office:value="2.5499999999999967">
            <text:p>2.5499999999999967</text:p>
          </table:table-cell>
          <table:table-cell office:value-type="float" office:value="-3.599999999999998">
            <text:p>-3.599999999999998</text:p>
          </table:table-cell>
          <table:table-cell office:value-type="float" office:value="0.012439024390243886">
            <text:p>0.012439024390243886</text:p>
          </table:table-cell>
          <table:table-cell office:value-type="float" office:value="-0.01756097560975609">
            <text:p>-0.01756097560975609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215">
            <text:p>9215</text:p>
          </table:table-cell>
          <table:table-cell office:value-type="float" office:value="23192">
            <text:p>23192</text:p>
          </table:table-cell>
          <table:table-cell office:value-type="string" office:string-value="MIBR">
            <text:p>MIBR</text:p>
          </table:table-cell>
          <table:table-cell office:value-type="string" office:string-value="kl1m">
            <text:p>kl1m</text:p>
          </table:table-cell>
          <table:table-cell office:value-type="float" office:value="220">
            <text:p>220</text:p>
          </table:table-cell>
          <table:table-cell office:value-type="float" office:value="1.163">
            <text:p>1.163</text:p>
          </table:table-cell>
          <table:table-cell office:value-type="float" office:value="12">
            <text:p>12</text:p>
          </table:table-cell>
          <table:table-cell office:value-type="float" office:value="1.155">
            <text:p>1.155</text:p>
          </table:table-cell>
          <table:table-cell office:value-type="float" office:value="4">
            <text:p>4</text:p>
          </table:table-cell>
          <table:table-cell office:value-type="float" office:value="1.057">
            <text:p>1.057</text:p>
          </table:table-cell>
          <table:table-cell office:value-type="float" office:value="8.150000000000002">
            <text:p>8.150000000000002</text:p>
          </table:table-cell>
          <table:table-cell office:value-type="float" office:value="7.750000000000002">
            <text:p>7.750000000000002</text:p>
          </table:table-cell>
          <table:table-cell office:value-type="float" office:value="0.037045454545454555">
            <text:p>0.037045454545454555</text:p>
          </table:table-cell>
          <table:table-cell office:value-type="float" office:value="0.03522727272727273">
            <text:p>0.03522727272727273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144">
            <text:p>12144</text:p>
          </table:table-cell>
          <table:table-cell office:value-type="float" office:value="2161">
            <text:p>2161</text:p>
          </table:table-cell>
          <table:table-cell office:value-type="string" office:string-value="BESTIA">
            <text:p>BESTIA</text:p>
          </table:table-cell>
          <table:table-cell office:value-type="string" office:string-value="noktse">
            <text:p>noktse</text:p>
          </table:table-cell>
          <table:table-cell office:value-type="float" office:value="183">
            <text:p>183</text:p>
          </table:table-cell>
          <table:table-cell office:value-type="float" office:value="0.938">
            <text:p>0.938</text:p>
          </table:table-cell>
          <table:table-cell office:value-type="float" office:value="16">
            <text:p>1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025">
            <text:p>1.025</text:p>
          </table:table-cell>
          <table:table-cell office:value-type="float" office:value="-3.1000000000000028">
            <text:p>-3.1000000000000028</text:p>
          </table:table-cell>
          <table:table-cell office:value-type="string" office:string-value="">
            <text:p/>
          </table:table-cell>
          <table:table-cell office:value-type="float" office:value="-0.01693989071038253">
            <text:p>-0.01693989071038253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144">
            <text:p>12144</text:p>
          </table:table-cell>
          <table:table-cell office:value-type="float" office:value="20185">
            <text:p>20185</text:p>
          </table:table-cell>
          <table:table-cell office:value-type="string" office:string-value="BESTIA">
            <text:p>BESTIA</text:p>
          </table:table-cell>
          <table:table-cell office:value-type="string" office:string-value="cass1n">
            <text:p>cass1n</text:p>
          </table:table-cell>
          <table:table-cell office:value-type="float" office:value="206">
            <text:p>206</text:p>
          </table:table-cell>
          <table:table-cell office:value-type="float" office:value="1.158">
            <text:p>1.158</text:p>
          </table:table-cell>
          <table:table-cell office:value-type="float" office:value="16">
            <text:p>1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124">
            <text:p>1.124</text:p>
          </table:table-cell>
          <table:table-cell office:value-type="float" office:value="7.899999999999996">
            <text:p>7.899999999999996</text:p>
          </table:table-cell>
          <table:table-cell office:value-type="string" office:string-value="">
            <text:p/>
          </table:table-cell>
          <table:table-cell office:value-type="float" office:value="0.03834951456310678">
            <text:p>0.03834951456310678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144">
            <text:p>12144</text:p>
          </table:table-cell>
          <table:table-cell office:value-type="float" office:value="20607">
            <text:p>20607</text:p>
          </table:table-cell>
          <table:table-cell office:value-type="string" office:string-value="BESTIA">
            <text:p>BESTIA</text:p>
          </table:table-cell>
          <table:table-cell office:value-type="string" office:string-value="buda">
            <text:p>buda</text:p>
          </table:table-cell>
          <table:table-cell office:value-type="float" office:value="215">
            <text:p>215</text:p>
          </table:table-cell>
          <table:table-cell office:value-type="float" office:value="1.204">
            <text:p>1.204</text:p>
          </table:table-cell>
          <table:table-cell office:value-type="float" office:value="12">
            <text:p>1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12">
            <text:p>1.12</text:p>
          </table:table-cell>
          <table:table-cell office:value-type="float" office:value="10.199999999999998">
            <text:p>10.199999999999998</text:p>
          </table:table-cell>
          <table:table-cell office:value-type="string" office:string-value="">
            <text:p/>
          </table:table-cell>
          <table:table-cell office:value-type="float" office:value="0.04744186046511627">
            <text:p>0.04744186046511627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144">
            <text:p>12144</text:p>
          </table:table-cell>
          <table:table-cell office:value-type="float" office:value="22570">
            <text:p>22570</text:p>
          </table:table-cell>
          <table:table-cell office:value-type="string" office:string-value="BESTIA">
            <text:p>BESTIA</text:p>
          </table:table-cell>
          <table:table-cell office:value-type="string" office:string-value="tomaszin">
            <text:p>tomaszin</text:p>
          </table:table-cell>
          <table:table-cell office:value-type="float" office:value="219">
            <text:p>219</text:p>
          </table:table-cell>
          <table:table-cell office:value-type="float" office:value="1.321">
            <text:p>1.321</text:p>
          </table:table-cell>
          <table:table-cell office:value-type="float" office:value="16">
            <text:p>1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206">
            <text:p>1.206</text:p>
          </table:table-cell>
          <table:table-cell office:value-type="float" office:value="16.049999999999997">
            <text:p>16.049999999999997</text:p>
          </table:table-cell>
          <table:table-cell office:value-type="string" office:string-value="">
            <text:p/>
          </table:table-cell>
          <table:table-cell office:value-type="float" office:value="0.0732876712328767">
            <text:p>0.0732876712328767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144">
            <text:p>12144</text:p>
          </table:table-cell>
          <table:table-cell office:value-type="float" office:value="24863">
            <text:p>24863</text:p>
          </table:table-cell>
          <table:table-cell office:value-type="string" office:string-value="BESTIA">
            <text:p>BESTIA</text:p>
          </table:table-cell>
          <table:table-cell office:value-type="string" office:string-value="timo">
            <text:p>timo</text:p>
          </table:table-cell>
          <table:table-cell office:value-type="float" office:value="195">
            <text:p>195</text:p>
          </table:table-cell>
          <table:table-cell office:value-type="float" office:value="1.088">
            <text:p>1.088</text:p>
          </table:table-cell>
          <table:table-cell office:value-type="float" office:value="16">
            <text:p>1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116">
            <text:p>1.116</text:p>
          </table:table-cell>
          <table:table-cell office:value-type="float" office:value="4.400000000000004">
            <text:p>4.400000000000004</text:p>
          </table:table-cell>
          <table:table-cell office:value-type="string" office:string-value="">
            <text:p/>
          </table:table-cell>
          <table:table-cell office:value-type="float" office:value="0.022564102564102583">
            <text:p>0.022564102564102583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1837">
            <text:p>11837</text:p>
          </table:table-cell>
          <table:table-cell office:value-type="float" office:value="11154">
            <text:p>11154</text:p>
          </table:table-cell>
          <table:table-cell office:value-type="string" office:string-value="Fluxo">
            <text:p>Fluxo</text:p>
          </table:table-cell>
          <table:table-cell office:value-type="string" office:string-value="exit">
            <text:p>exit</text:p>
          </table:table-cell>
          <table:table-cell office:value-type="float" office:value="203">
            <text:p>203</text:p>
          </table:table-cell>
          <table:table-cell office:value-type="float" office:value="1.017">
            <text:p>1.017</text:p>
          </table:table-cell>
          <table:table-cell office:value-type="float" office:value="6">
            <text:p>6</text:p>
          </table:table-cell>
          <table:table-cell office:value-type="float" office:value="1.18">
            <text:p>1.18</text:p>
          </table:table-cell>
          <table:table-cell office:value-type="float" office:value="3">
            <text:p>3</text:p>
          </table:table-cell>
          <table:table-cell office:value-type="float" office:value="1.002">
            <text:p>1.002</text:p>
          </table:table-cell>
          <table:table-cell office:value-type="float" office:value="0.8499999999999952">
            <text:p>0.8499999999999952</text:p>
          </table:table-cell>
          <table:table-cell office:value-type="float" office:value="8.999999999999996">
            <text:p>8.999999999999996</text:p>
          </table:table-cell>
          <table:table-cell office:value-type="float" office:value="0.004187192118226577">
            <text:p>0.004187192118226577</text:p>
          </table:table-cell>
          <table:table-cell office:value-type="float" office:value="0.04433497536945811">
            <text:p>0.04433497536945811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1837">
            <text:p>11837</text:p>
          </table:table-cell>
          <table:table-cell office:value-type="float" office:value="18717">
            <text:p>18717</text:p>
          </table:table-cell>
          <table:table-cell office:value-type="string" office:string-value="Fluxo">
            <text:p>Fluxo</text:p>
          </table:table-cell>
          <table:table-cell office:value-type="string" office:string-value="lucaozy">
            <text:p>lucaozy</text:p>
          </table:table-cell>
          <table:table-cell office:value-type="float" office:value="206">
            <text:p>206</text:p>
          </table:table-cell>
          <table:table-cell office:value-type="float" office:value="1.063">
            <text:p>1.063</text:p>
          </table:table-cell>
          <table:table-cell office:value-type="float" office:value="10">
            <text:p>10</text:p>
          </table:table-cell>
          <table:table-cell office:value-type="float" office:value="1.21">
            <text:p>1.21</text:p>
          </table:table-cell>
          <table:table-cell office:value-type="float" office:value="2">
            <text:p>2</text:p>
          </table:table-cell>
          <table:table-cell office:value-type="float" office:value="1.032">
            <text:p>1.032</text:p>
          </table:table-cell>
          <table:table-cell office:value-type="float" office:value="3.1499999999999972">
            <text:p>3.1499999999999972</text:p>
          </table:table-cell>
          <table:table-cell office:value-type="float" office:value="10.499999999999998">
            <text:p>10.499999999999998</text:p>
          </table:table-cell>
          <table:table-cell office:value-type="float" office:value="0.015291262135922317">
            <text:p>0.015291262135922317</text:p>
          </table:table-cell>
          <table:table-cell office:value-type="float" office:value="0.05097087378640776">
            <text:p>0.05097087378640776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1837">
            <text:p>11837</text:p>
          </table:table-cell>
          <table:table-cell office:value-type="float" office:value="19692">
            <text:p>19692</text:p>
          </table:table-cell>
          <table:table-cell office:value-type="string" office:string-value="Fluxo">
            <text:p>Fluxo</text:p>
          </table:table-cell>
          <table:table-cell office:value-type="string" office:string-value="zevy">
            <text:p>zevy</text:p>
          </table:table-cell>
          <table:table-cell office:value-type="float" office:value="207">
            <text:p>207</text:p>
          </table:table-cell>
          <table:table-cell office:value-type="float" office:value="1.044">
            <text:p>1.044</text:p>
          </table:table-cell>
          <table:table-cell office:value-type="float" office:value="10">
            <text:p>10</text:p>
          </table:table-cell>
          <table:table-cell office:value-type="float" office:value="0.835">
            <text:p>0.835</text:p>
          </table:table-cell>
          <table:table-cell office:value-type="float" office:value="2">
            <text:p>2</text:p>
          </table:table-cell>
          <table:table-cell office:value-type="float" office:value="1.009">
            <text:p>1.009</text:p>
          </table:table-cell>
          <table:table-cell office:value-type="float" office:value="2.200000000000002">
            <text:p>2.200000000000002</text:p>
          </table:table-cell>
          <table:table-cell office:value-type="float" office:value="-8.250000000000002">
            <text:p>-8.250000000000002</text:p>
          </table:table-cell>
          <table:table-cell office:value-type="float" office:value="0.010628019323671507">
            <text:p>0.010628019323671507</text:p>
          </table:table-cell>
          <table:table-cell office:value-type="float" office:value="-0.039855072463768126">
            <text:p>-0.039855072463768126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1837">
            <text:p>11837</text:p>
          </table:table-cell>
          <table:table-cell office:value-type="float" office:value="20183">
            <text:p>20183</text:p>
          </table:table-cell>
          <table:table-cell office:value-type="string" office:string-value="Fluxo">
            <text:p>Fluxo</text:p>
          </table:table-cell>
          <table:table-cell office:value-type="string" office:string-value="decenty">
            <text:p>decenty</text:p>
          </table:table-cell>
          <table:table-cell office:value-type="float" office:value="208">
            <text:p>208</text:p>
          </table:table-cell>
          <table:table-cell office:value-type="float" office:value="1.047">
            <text:p>1.047</text:p>
          </table:table-cell>
          <table:table-cell office:value-type="float" office:value="6">
            <text:p>6</text:p>
          </table:table-cell>
          <table:table-cell office:value-type="float" office:value="1.125">
            <text:p>1.125</text:p>
          </table:table-cell>
          <table:table-cell office:value-type="float" office:value="2">
            <text:p>2</text:p>
          </table:table-cell>
          <table:table-cell office:value-type="float" office:value="1.007">
            <text:p>1.007</text:p>
          </table:table-cell>
          <table:table-cell office:value-type="float" office:value="2.3499999999999965">
            <text:p>2.3499999999999965</text:p>
          </table:table-cell>
          <table:table-cell office:value-type="float" office:value="6.25">
            <text:p>6.25</text:p>
          </table:table-cell>
          <table:table-cell office:value-type="float" office:value="0.011298076923076907">
            <text:p>0.011298076923076907</text:p>
          </table:table-cell>
          <table:table-cell office:value-type="float" office:value="0.030048076923076924">
            <text:p>0.030048076923076924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1837">
            <text:p>11837</text:p>
          </table:table-cell>
          <table:table-cell office:value-type="float" office:value="20385">
            <text:p>20385</text:p>
          </table:table-cell>
          <table:table-cell office:value-type="string" office:string-value="Fluxo">
            <text:p>Fluxo</text:p>
          </table:table-cell>
          <table:table-cell office:value-type="string" office:string-value="kye">
            <text:p>kye</text:p>
          </table:table-cell>
          <table:table-cell office:value-type="float" office:value="204">
            <text:p>204</text:p>
          </table:table-cell>
          <table:table-cell office:value-type="float" office:value="0.966">
            <text:p>0.966</text:p>
          </table:table-cell>
          <table:table-cell office:value-type="float" office:value="10">
            <text:p>10</text:p>
          </table:table-cell>
          <table:table-cell office:value-type="float" office:value="1.02">
            <text:p>1.02</text:p>
          </table:table-cell>
          <table:table-cell office:value-type="float" office:value="2">
            <text:p>2</text:p>
          </table:table-cell>
          <table:table-cell office:value-type="float" office:value="0.947">
            <text:p>0.947</text:p>
          </table:table-cell>
          <table:table-cell office:value-type="float" office:value="-1.7000000000000015">
            <text:p>-1.7000000000000015</text:p>
          </table:table-cell>
          <table:table-cell office:value-type="float" office:value="1.0000000000000009">
            <text:p>1.0000000000000009</text:p>
          </table:table-cell>
          <table:table-cell office:value-type="float" office:value="-0.00833333333333334">
            <text:p>-0.00833333333333334</text:p>
          </table:table-cell>
          <table:table-cell office:value-type="float" office:value="0.00490196078431373">
            <text:p>0.00490196078431373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7176">
            <text:p>7176</text:p>
          </table:table-cell>
          <table:table-cell office:value-type="float" office:value="18865">
            <text:p>18865</text:p>
          </table:table-cell>
          <table:table-cell office:value-type="string" office:string-value="RED Canids">
            <text:p>RED Canids</text:p>
          </table:table-cell>
          <table:table-cell office:value-type="string" office:string-value="dav1deus">
            <text:p>dav1deus</text:p>
          </table:table-cell>
          <table:table-cell office:value-type="float" office:value="191">
            <text:p>191</text:p>
          </table:table-cell>
          <table:table-cell office:value-type="float" office:value="1.05">
            <text:p>1.05</text:p>
          </table:table-cell>
          <table:table-cell office:value-type="float" office:value="22">
            <text:p>22</text:p>
          </table:table-cell>
          <table:table-cell office:value-type="float" office:value="1.043">
            <text:p>1.043</text:p>
          </table:table-cell>
          <table:table-cell office:value-type="float" office:value="7">
            <text:p>7</text:p>
          </table:table-cell>
          <table:table-cell office:value-type="float" office:value="1.099">
            <text:p>1.099</text:p>
          </table:table-cell>
          <table:table-cell office:value-type="float" office:value="2.500000000000002">
            <text:p>2.500000000000002</text:p>
          </table:table-cell>
          <table:table-cell office:value-type="float" office:value="2.1499999999999964">
            <text:p>2.1499999999999964</text:p>
          </table:table-cell>
          <table:table-cell office:value-type="float" office:value="0.013089005235602106">
            <text:p>0.013089005235602106</text:p>
          </table:table-cell>
          <table:table-cell office:value-type="float" office:value="0.011256544502617783">
            <text:p>0.011256544502617783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7176">
            <text:p>7176</text:p>
          </table:table-cell>
          <table:table-cell office:value-type="float" office:value="19750">
            <text:p>19750</text:p>
          </table:table-cell>
          <table:table-cell office:value-type="string" office:string-value="RED Canids">
            <text:p>RED Canids</text:p>
          </table:table-cell>
          <table:table-cell office:value-type="string" office:string-value="drop">
            <text:p>drop</text:p>
          </table:table-cell>
          <table:table-cell office:value-type="float" office:value="200">
            <text:p>200</text:p>
          </table:table-cell>
          <table:table-cell office:value-type="float" office:value="1.055">
            <text:p>1.055</text:p>
          </table:table-cell>
          <table:table-cell office:value-type="float" office:value="15">
            <text:p>15</text:p>
          </table:table-cell>
          <table:table-cell office:value-type="float" office:value="0.875">
            <text:p>0.875</text:p>
          </table:table-cell>
          <table:table-cell office:value-type="float" office:value="2">
            <text:p>2</text:p>
          </table:table-cell>
          <table:table-cell office:value-type="float" office:value="1.055">
            <text:p>1.055</text:p>
          </table:table-cell>
          <table:table-cell office:value-type="float" office:value="2.749999999999997">
            <text:p>2.749999999999997</text:p>
          </table:table-cell>
          <table:table-cell office:value-type="float" office:value="-6.25">
            <text:p>-6.25</text:p>
          </table:table-cell>
          <table:table-cell office:value-type="float" office:value="0.013749999999999984">
            <text:p>0.013749999999999984</text:p>
          </table:table-cell>
          <table:table-cell office:value-type="float" office:value="-0.03125">
            <text:p>-0.03125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7176">
            <text:p>7176</text:p>
          </table:table-cell>
          <table:table-cell office:value-type="float" office:value="20026">
            <text:p>20026</text:p>
          </table:table-cell>
          <table:table-cell office:value-type="string" office:string-value="RED Canids">
            <text:p>RED Canids</text:p>
          </table:table-cell>
          <table:table-cell office:value-type="string" office:string-value="chayjesus">
            <text:p>chayjesus</text:p>
          </table:table-cell>
          <table:table-cell office:value-type="float" office:value="202">
            <text:p>202</text:p>
          </table:table-cell>
          <table:table-cell office:value-type="float" office:value="1.138">
            <text:p>1.138</text:p>
          </table:table-cell>
          <table:table-cell office:value-type="float" office:value="15">
            <text:p>15</text:p>
          </table:table-cell>
          <table:table-cell office:value-type="float" office:value="0.875">
            <text:p>0.875</text:p>
          </table:table-cell>
          <table:table-cell office:value-type="float" office:value="2">
            <text:p>2</text:p>
          </table:table-cell>
          <table:table-cell office:value-type="float" office:value="1.127">
            <text:p>1.127</text:p>
          </table:table-cell>
          <table:table-cell office:value-type="float" office:value="6.899999999999995">
            <text:p>6.899999999999995</text:p>
          </table:table-cell>
          <table:table-cell office:value-type="float" office:value="-6.25">
            <text:p>-6.25</text:p>
          </table:table-cell>
          <table:table-cell office:value-type="float" office:value="0.03415841584158413">
            <text:p>0.03415841584158413</text:p>
          </table:table-cell>
          <table:table-cell office:value-type="float" office:value="-0.03094059405940594">
            <text:p>-0.03094059405940594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7176">
            <text:p>7176</text:p>
          </table:table-cell>
          <table:table-cell office:value-type="float" office:value="20085">
            <text:p>20085</text:p>
          </table:table-cell>
          <table:table-cell office:value-type="string" office:string-value="RED Canids">
            <text:p>RED Canids</text:p>
          </table:table-cell>
          <table:table-cell office:value-type="string" office:string-value="kauez">
            <text:p>kauez</text:p>
          </table:table-cell>
          <table:table-cell office:value-type="float" office:value="194">
            <text:p>194</text:p>
          </table:table-cell>
          <table:table-cell office:value-type="float" office:value="1.056">
            <text:p>1.056</text:p>
          </table:table-cell>
          <table:table-cell office:value-type="float" office:value="15">
            <text:p>15</text:p>
          </table:table-cell>
          <table:table-cell office:value-type="float" office:value="0.915">
            <text:p>0.915</text:p>
          </table:table-cell>
          <table:table-cell office:value-type="float" office:value="2">
            <text:p>2</text:p>
          </table:table-cell>
          <table:table-cell office:value-type="float" office:value="1.089">
            <text:p>1.089</text:p>
          </table:table-cell>
          <table:table-cell office:value-type="float" office:value="2.8000000000000025">
            <text:p>2.8000000000000025</text:p>
          </table:table-cell>
          <table:table-cell office:value-type="float" office:value="-4.249999999999998">
            <text:p>-4.249999999999998</text:p>
          </table:table-cell>
          <table:table-cell office:value-type="float" office:value="0.014432989690721662">
            <text:p>0.014432989690721662</text:p>
          </table:table-cell>
          <table:table-cell office:value-type="float" office:value="-0.021907216494845352">
            <text:p>-0.021907216494845352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7176">
            <text:p>7176</text:p>
          </table:table-cell>
          <table:table-cell office:value-type="float" office:value="20939">
            <text:p>20939</text:p>
          </table:table-cell>
          <table:table-cell office:value-type="string" office:string-value="RED Canids">
            <text:p>RED Canids</text:p>
          </table:table-cell>
          <table:table-cell office:value-type="string" office:string-value="history">
            <text:p>history</text:p>
          </table:table-cell>
          <table:table-cell office:value-type="float" office:value="192">
            <text:p>192</text:p>
          </table:table-cell>
          <table:table-cell office:value-type="float" office:value="1.092">
            <text:p>1.092</text:p>
          </table:table-cell>
          <table:table-cell office:value-type="float" office:value="15">
            <text:p>15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office:value-type="float" office:value="1.138">
            <text:p>1.138</text:p>
          </table:table-cell>
          <table:table-cell office:value-type="float" office:value="4.600000000000004">
            <text:p>4.600000000000004</text:p>
          </table:table-cell>
          <table:table-cell office:value-type="float" office:value="12.5">
            <text:p>12.5</text:p>
          </table:table-cell>
          <table:table-cell office:value-type="float" office:value="0.023958333333333356">
            <text:p>0.023958333333333356</text:p>
          </table:table-cell>
          <table:table-cell office:value-type="float" office:value="0.06510416666666667">
            <text:p>0.06510416666666667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3124">
            <text:p>13124</text:p>
          </table:table-cell>
          <table:table-cell office:value-type="float" office:value="12937">
            <text:p>12937</text:p>
          </table:table-cell>
          <table:table-cell office:value-type="string" office:string-value="Marsborne">
            <text:p>Marsborne</text:p>
          </table:table-cell>
          <table:table-cell office:value-type="string" office:string-value="wolfy">
            <text:p>wolfy</text:p>
          </table:table-cell>
          <table:table-cell office:value-type="float" office:value="209">
            <text:p>209</text:p>
          </table:table-cell>
          <table:table-cell office:value-type="float" office:value="1.208">
            <text:p>1.208</text:p>
          </table:table-cell>
          <table:table-cell office:value-type="float" office:value="24">
            <text:p>24</text:p>
          </table:table-cell>
          <table:table-cell office:value-type="float" office:value="1.035">
            <text:p>1.035</text:p>
          </table:table-cell>
          <table:table-cell office:value-type="float" office:value="2">
            <text:p>2</text:p>
          </table:table-cell>
          <table:table-cell office:value-type="float" office:value="1.156">
            <text:p>1.156</text:p>
          </table:table-cell>
          <table:table-cell office:value-type="float" office:value="10.399999999999999">
            <text:p>10.399999999999999</text:p>
          </table:table-cell>
          <table:table-cell office:value-type="float" office:value="1.749999999999996">
            <text:p>1.749999999999996</text:p>
          </table:table-cell>
          <table:table-cell office:value-type="float" office:value="0.04976076555023923">
            <text:p>0.04976076555023923</text:p>
          </table:table-cell>
          <table:table-cell office:value-type="float" office:value="0.008373205741626776">
            <text:p>0.008373205741626776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3124">
            <text:p>13124</text:p>
          </table:table-cell>
          <table:table-cell office:value-type="float" office:value="13230">
            <text:p>13230</text:p>
          </table:table-cell>
          <table:table-cell office:value-type="string" office:string-value="Marsborne">
            <text:p>Marsborne</text:p>
          </table:table-cell>
          <table:table-cell office:value-type="string" office:string-value="motm">
            <text:p>motm</text:p>
          </table:table-cell>
          <table:table-cell office:value-type="float" office:value="194">
            <text:p>194</text:p>
          </table:table-cell>
          <table:table-cell office:value-type="float" office:value="1.126">
            <text:p>1.126</text:p>
          </table:table-cell>
          <table:table-cell office:value-type="float" office:value="8">
            <text:p>8</text:p>
          </table:table-cell>
          <table:table-cell office:value-type="float" office:value="0.815">
            <text:p>0.815</text:p>
          </table:table-cell>
          <table:table-cell office:value-type="float" office:value="2">
            <text:p>2</text:p>
          </table:table-cell>
          <table:table-cell office:value-type="float" office:value="1.161">
            <text:p>1.161</text:p>
          </table:table-cell>
          <table:table-cell office:value-type="float" office:value="6.2999999999999945">
            <text:p>6.2999999999999945</text:p>
          </table:table-cell>
          <table:table-cell office:value-type="float" office:value="-9.250000000000004">
            <text:p>-9.250000000000004</text:p>
          </table:table-cell>
          <table:table-cell office:value-type="float" office:value="0.032474226804123686">
            <text:p>0.032474226804123686</text:p>
          </table:table-cell>
          <table:table-cell office:value-type="float" office:value="-0.04768041237113404">
            <text:p>-0.04768041237113404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3124">
            <text:p>13124</text:p>
          </table:table-cell>
          <table:table-cell office:value-type="float" office:value="17353">
            <text:p>17353</text:p>
          </table:table-cell>
          <table:table-cell office:value-type="string" office:string-value="Marsborne">
            <text:p>Marsborne</text:p>
          </table:table-cell>
          <table:table-cell office:value-type="string" office:string-value="cxzi">
            <text:p>cxzi</text:p>
          </table:table-cell>
          <table:table-cell office:value-type="float" office:value="207">
            <text:p>207</text:p>
          </table:table-cell>
          <table:table-cell office:value-type="float" office:value="1.19">
            <text:p>1.19</text:p>
          </table:table-cell>
          <table:table-cell office:value-type="float" office:value="24">
            <text:p>24</text:p>
          </table:table-cell>
          <table:table-cell office:value-type="float" office:value="1.15">
            <text:p>1.15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9.499999999999996">
            <text:p>9.499999999999996</text:p>
          </table:table-cell>
          <table:table-cell office:value-type="float" office:value="7.499999999999996">
            <text:p>7.499999999999996</text:p>
          </table:table-cell>
          <table:table-cell office:value-type="float" office:value="0.04589371980676327">
            <text:p>0.04589371980676327</text:p>
          </table:table-cell>
          <table:table-cell office:value-type="float" office:value="0.036231884057970995">
            <text:p>0.036231884057970995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3124">
            <text:p>13124</text:p>
          </table:table-cell>
          <table:table-cell office:value-type="float" office:value="19705">
            <text:p>19705</text:p>
          </table:table-cell>
          <table:table-cell office:value-type="string" office:string-value="Marsborne">
            <text:p>Marsborne</text:p>
          </table:table-cell>
          <table:table-cell office:value-type="string" office:string-value="chop">
            <text:p>chop</text:p>
          </table:table-cell>
          <table:table-cell office:value-type="float" office:value="194">
            <text:p>194</text:p>
          </table:table-cell>
          <table:table-cell office:value-type="float" office:value="1.09">
            <text:p>1.09</text:p>
          </table:table-cell>
          <table:table-cell office:value-type="float" office:value="24">
            <text:p>24</text:p>
          </table:table-cell>
          <table:table-cell office:value-type="float" office:value="1.035">
            <text:p>1.035</text:p>
          </table:table-cell>
          <table:table-cell office:value-type="float" office:value="2">
            <text:p>2</text:p>
          </table:table-cell>
          <table:table-cell office:value-type="float" office:value="1.124">
            <text:p>1.124</text:p>
          </table:table-cell>
          <table:table-cell office:value-type="float" office:value="4.5000000000000036">
            <text:p>4.5000000000000036</text:p>
          </table:table-cell>
          <table:table-cell office:value-type="float" office:value="1.749999999999996">
            <text:p>1.749999999999996</text:p>
          </table:table-cell>
          <table:table-cell office:value-type="float" office:value="0.023195876288659812">
            <text:p>0.023195876288659812</text:p>
          </table:table-cell>
          <table:table-cell office:value-type="float" office:value="0.009020618556701011">
            <text:p>0.009020618556701011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3124">
            <text:p>13124</text:p>
          </table:table-cell>
          <table:table-cell office:value-type="float" office:value="22069">
            <text:p>22069</text:p>
          </table:table-cell>
          <table:table-cell office:value-type="string" office:string-value="Marsborne">
            <text:p>Marsborne</text:p>
          </table:table-cell>
          <table:table-cell office:value-type="string" office:string-value="grizz">
            <text:p>grizz</text:p>
          </table:table-cell>
          <table:table-cell office:value-type="float" office:value="206">
            <text:p>206</text:p>
          </table:table-cell>
          <table:table-cell office:value-type="float" office:value="1.161">
            <text:p>1.161</text:p>
          </table:table-cell>
          <table:table-cell office:value-type="float" office:value="24">
            <text:p>24</text:p>
          </table:table-cell>
          <table:table-cell office:value-type="float" office:value="1.095">
            <text:p>1.095</text:p>
          </table:table-cell>
          <table:table-cell office:value-type="float" office:value="2">
            <text:p>2</text:p>
          </table:table-cell>
          <table:table-cell office:value-type="float" office:value="1.127">
            <text:p>1.127</text:p>
          </table:table-cell>
          <table:table-cell office:value-type="float" office:value="8.05">
            <text:p>8.05</text:p>
          </table:table-cell>
          <table:table-cell office:value-type="float" office:value="4.749999999999998">
            <text:p>4.749999999999998</text:p>
          </table:table-cell>
          <table:table-cell office:value-type="float" office:value="0.03907766990291262">
            <text:p>0.03907766990291262</text:p>
          </table:table-cell>
          <table:table-cell office:value-type="float" office:value="0.023058252427184456">
            <text:p>0.023058252427184456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996">
            <text:p>9996</text:p>
          </table:table-cell>
          <table:table-cell office:value-type="float" office:value="12092">
            <text:p>12092</text:p>
          </table:table-cell>
          <table:table-cell office:value-type="string" office:string-value="9z">
            <text:p>9z</text:p>
          </table:table-cell>
          <table:table-cell office:value-type="string" office:string-value="max">
            <text:p>max</text:p>
          </table:table-cell>
          <table:table-cell office:value-type="float" office:value="180">
            <text:p>180</text:p>
          </table:table-cell>
          <table:table-cell office:value-type="float" office:value="1.106">
            <text:p>1.106</text:p>
          </table:table-cell>
          <table:table-cell office:value-type="float" office:value="20">
            <text:p>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229">
            <text:p>1.229</text:p>
          </table:table-cell>
          <table:table-cell office:value-type="float" office:value="5.300000000000004">
            <text:p>5.300000000000004</text:p>
          </table:table-cell>
          <table:table-cell office:value-type="string" office:string-value="">
            <text:p/>
          </table:table-cell>
          <table:table-cell office:value-type="float" office:value="0.029444444444444468">
            <text:p>0.029444444444444468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996">
            <text:p>9996</text:p>
          </table:table-cell>
          <table:table-cell office:value-type="float" office:value="14736">
            <text:p>14736</text:p>
          </table:table-cell>
          <table:table-cell office:value-type="string" office:string-value="9z">
            <text:p>9z</text:p>
          </table:table-cell>
          <table:table-cell office:value-type="string" office:string-value="dgt">
            <text:p>dgt</text:p>
          </table:table-cell>
          <table:table-cell office:value-type="float" office:value="176">
            <text:p>176</text:p>
          </table:table-cell>
          <table:table-cell office:value-type="float" office:value="1.148">
            <text:p>1.148</text:p>
          </table:table-cell>
          <table:table-cell office:value-type="float" office:value="21">
            <text:p>21</text:p>
          </table:table-cell>
          <table:table-cell office:value-type="float" office:value="1.024">
            <text:p>1.024</text:p>
          </table:table-cell>
          <table:table-cell office:value-type="float" office:value="7">
            <text:p>7</text:p>
          </table:table-cell>
          <table:table-cell office:value-type="float" office:value="1.305">
            <text:p>1.305</text:p>
          </table:table-cell>
          <table:table-cell office:value-type="float" office:value="7.399999999999995">
            <text:p>7.399999999999995</text:p>
          </table:table-cell>
          <table:table-cell office:value-type="float" office:value="1.200000000000001">
            <text:p>1.200000000000001</text:p>
          </table:table-cell>
          <table:table-cell office:value-type="float" office:value="0.04204545454545452">
            <text:p>0.04204545454545452</text:p>
          </table:table-cell>
          <table:table-cell office:value-type="float" office:value="0.006818181818181824">
            <text:p>0.006818181818181824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996">
            <text:p>9996</text:p>
          </table:table-cell>
          <table:table-cell office:value-type="float" office:value="14737">
            <text:p>14737</text:p>
          </table:table-cell>
          <table:table-cell office:value-type="string" office:string-value="9z">
            <text:p>9z</text:p>
          </table:table-cell>
          <table:table-cell office:value-type="string" office:string-value="meyern">
            <text:p>meyern</text:p>
          </table:table-cell>
          <table:table-cell office:value-type="float" office:value="186">
            <text:p>186</text:p>
          </table:table-cell>
          <table:table-cell office:value-type="float" office:value="1.201">
            <text:p>1.201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291">
            <text:p>1.291</text:p>
          </table:table-cell>
          <table:table-cell office:value-type="float" office:value="10.050000000000004">
            <text:p>10.050000000000004</text:p>
          </table:table-cell>
          <table:table-cell office:value-type="string" office:string-value="">
            <text:p/>
          </table:table-cell>
          <table:table-cell office:value-type="float" office:value="0.05403225806451615">
            <text:p>0.05403225806451615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996">
            <text:p>9996</text:p>
          </table:table-cell>
          <table:table-cell office:value-type="float" office:value="20394">
            <text:p>20394</text:p>
          </table:table-cell>
          <table:table-cell office:value-type="string" office:string-value="9z">
            <text:p>9z</text:p>
          </table:table-cell>
          <table:table-cell office:value-type="string" office:string-value="luchov">
            <text:p>luchov</text:p>
          </table:table-cell>
          <table:table-cell office:value-type="float" office:value="184">
            <text:p>184</text:p>
          </table:table-cell>
          <table:table-cell office:value-type="float" office:value="1.198">
            <text:p>1.198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302">
            <text:p>1.302</text:p>
          </table:table-cell>
          <table:table-cell office:value-type="float" office:value="9.899999999999999">
            <text:p>9.899999999999999</text:p>
          </table:table-cell>
          <table:table-cell office:value-type="string" office:string-value="">
            <text:p/>
          </table:table-cell>
          <table:table-cell office:value-type="float" office:value="0.05380434782608695">
            <text:p>0.05380434782608695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996">
            <text:p>9996</text:p>
          </table:table-cell>
          <table:table-cell office:value-type="float" office:value="22613">
            <text:p>22613</text:p>
          </table:table-cell>
          <table:table-cell office:value-type="string" office:string-value="9z">
            <text:p>9z</text:p>
          </table:table-cell>
          <table:table-cell office:value-type="string" office:string-value="huasopeek">
            <text:p>huasopeek</text:p>
          </table:table-cell>
          <table:table-cell office:value-type="float" office:value="193">
            <text:p>193</text:p>
          </table:table-cell>
          <table:table-cell office:value-type="float" office:value="1.234">
            <text:p>1.234</text:p>
          </table:table-cell>
          <table:table-cell office:value-type="float" office:value="21">
            <text:p>2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279">
            <text:p>1.279</text:p>
          </table:table-cell>
          <table:table-cell office:value-type="float" office:value="11.7">
            <text:p>11.7</text:p>
          </table:table-cell>
          <table:table-cell office:value-type="string" office:string-value="">
            <text:p/>
          </table:table-cell>
          <table:table-cell office:value-type="float" office:value="0.060621761658031084">
            <text:p>0.060621761658031084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1768">
            <text:p>11768</text:p>
          </table:table-cell>
          <table:table-cell office:value-type="float" office:value="14390">
            <text:p>14390</text:p>
          </table:table-cell>
          <table:table-cell office:value-type="string" office:string-value="ODDIK">
            <text:p>ODDIK</text:p>
          </table:table-cell>
          <table:table-cell office:value-type="string" office:string-value="wood7">
            <text:p>wood7</text:p>
          </table:table-cell>
          <table:table-cell office:value-type="float" office:value="172">
            <text:p>172</text:p>
          </table:table-cell>
          <table:table-cell office:value-type="float" office:value="0.981">
            <text:p>0.981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141">
            <text:p>1.141</text:p>
          </table:table-cell>
          <table:table-cell office:value-type="float" office:value="-0.9500000000000008">
            <text:p>-0.9500000000000008</text:p>
          </table:table-cell>
          <table:table-cell office:value-type="string" office:string-value="">
            <text:p/>
          </table:table-cell>
          <table:table-cell office:value-type="float" office:value="-0.0055232558139534935">
            <text:p>-0.0055232558139534935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1768">
            <text:p>11768</text:p>
          </table:table-cell>
          <table:table-cell office:value-type="float" office:value="17181">
            <text:p>17181</text:p>
          </table:table-cell>
          <table:table-cell office:value-type="string" office:string-value="ODDIK">
            <text:p>ODDIK</text:p>
          </table:table-cell>
          <table:table-cell office:value-type="string" office:string-value="naitte">
            <text:p>naitte</text:p>
          </table:table-cell>
          <table:table-cell office:value-type="float" office:value="185">
            <text:p>185</text:p>
          </table:table-cell>
          <table:table-cell office:value-type="float" office:value="1.063">
            <text:p>1.06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149">
            <text:p>1.149</text:p>
          </table:table-cell>
          <table:table-cell office:value-type="float" office:value="3.1499999999999972">
            <text:p>3.1499999999999972</text:p>
          </table:table-cell>
          <table:table-cell office:value-type="string" office:string-value="">
            <text:p/>
          </table:table-cell>
          <table:table-cell office:value-type="float" office:value="0.017027027027027013">
            <text:p>0.017027027027027013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1768">
            <text:p>11768</text:p>
          </table:table-cell>
          <table:table-cell office:value-type="float" office:value="22182">
            <text:p>22182</text:p>
          </table:table-cell>
          <table:table-cell office:value-type="string" office:string-value="ODDIK">
            <text:p>ODDIK</text:p>
          </table:table-cell>
          <table:table-cell office:value-type="string" office:string-value="ksloks">
            <text:p>ksloks</text:p>
          </table:table-cell>
          <table:table-cell office:value-type="float" office:value="178">
            <text:p>178</text:p>
          </table:table-cell>
          <table:table-cell office:value-type="float" office:value="1.054">
            <text:p>1.054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184">
            <text:p>1.184</text:p>
          </table:table-cell>
          <table:table-cell office:value-type="float" office:value="2.7000000000000024">
            <text:p>2.7000000000000024</text:p>
          </table:table-cell>
          <table:table-cell office:value-type="string" office:string-value="">
            <text:p/>
          </table:table-cell>
          <table:table-cell office:value-type="float" office:value="0.01516853932584271">
            <text:p>0.01516853932584271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1768">
            <text:p>11768</text:p>
          </table:table-cell>
          <table:table-cell office:value-type="float" office:value="22777">
            <text:p>22777</text:p>
          </table:table-cell>
          <table:table-cell office:value-type="string" office:string-value="ODDIK">
            <text:p>ODDIK</text:p>
          </table:table-cell>
          <table:table-cell office:value-type="string" office:string-value="diozera">
            <text:p>diozera</text:p>
          </table:table-cell>
          <table:table-cell office:value-type="float" office:value="193">
            <text:p>193</text:p>
          </table:table-cell>
          <table:table-cell office:value-type="float" office:value="1.11">
            <text:p>1.11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15">
            <text:p>1.15</text:p>
          </table:table-cell>
          <table:table-cell office:value-type="float" office:value="5.500000000000005">
            <text:p>5.500000000000005</text:p>
          </table:table-cell>
          <table:table-cell office:value-type="string" office:string-value="">
            <text:p/>
          </table:table-cell>
          <table:table-cell office:value-type="float" office:value="0.0284974093264249">
            <text:p>0.0284974093264249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1768">
            <text:p>11768</text:p>
          </table:table-cell>
          <table:table-cell office:value-type="float" office:value="24772">
            <text:p>24772</text:p>
          </table:table-cell>
          <table:table-cell office:value-type="string" office:string-value="ODDIK">
            <text:p>ODDIK</text:p>
          </table:table-cell>
          <table:table-cell office:value-type="string" office:string-value="nardes">
            <text:p>nardes</text:p>
          </table:table-cell>
          <table:table-cell office:value-type="float" office:value="188">
            <text:p>188</text:p>
          </table:table-cell>
          <table:table-cell office:value-type="float" office:value="1.074">
            <text:p>1.074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143">
            <text:p>1.143</text:p>
          </table:table-cell>
          <table:table-cell office:value-type="float" office:value="3.7000000000000033">
            <text:p>3.7000000000000033</text:p>
          </table:table-cell>
          <table:table-cell office:value-type="string" office:string-value="">
            <text:p/>
          </table:table-cell>
          <table:table-cell office:value-type="float" office:value="0.019680851063829805">
            <text:p>0.019680851063829805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959">
            <text:p>12959</text:p>
          </table:table-cell>
          <table:table-cell office:value-type="float" office:value="18554">
            <text:p>18554</text:p>
          </table:table-cell>
          <table:table-cell office:value-type="string" office:string-value="ShindeN">
            <text:p>ShindeN</text:p>
          </table:table-cell>
          <table:table-cell office:value-type="string" office:string-value="tom1jed">
            <text:p>tom1jed</text:p>
          </table:table-cell>
          <table:table-cell office:value-type="float" office:value="185">
            <text:p>185</text:p>
          </table:table-cell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514">
            <text:p>1.514</text:p>
          </table:table-cell>
          <table:table-cell office:value-type="float" office:value="19.999999999999996">
            <text:p>19.999999999999996</text:p>
          </table:table-cell>
          <table:table-cell office:value-type="string" office:string-value="">
            <text:p/>
          </table:table-cell>
          <table:table-cell office:value-type="float" office:value="0.10810810810810809">
            <text:p>0.10810810810810809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959">
            <text:p>12959</text:p>
          </table:table-cell>
          <table:table-cell office:value-type="float" office:value="19985">
            <text:p>19985</text:p>
          </table:table-cell>
          <table:table-cell office:value-type="string" office:string-value="ShindeN">
            <text:p>ShindeN</text:p>
          </table:table-cell>
          <table:table-cell office:value-type="string" office:string-value="nacho">
            <text:p>nacho</text:p>
          </table:table-cell>
          <table:table-cell office:value-type="float" office:value="185">
            <text:p>185</text:p>
          </table:table-cell>
          <table:table-cell office:value-type="float" office:value="1.018">
            <text:p>1.018</text:p>
          </table:table-cell>
          <table:table-cell office:value-type="float" office: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101">
            <text:p>1.101</text:p>
          </table:table-cell>
          <table:table-cell office:value-type="float" office:value="0.9000000000000008">
            <text:p>0.9000000000000008</text:p>
          </table:table-cell>
          <table:table-cell office:value-type="string" office:string-value="">
            <text:p/>
          </table:table-cell>
          <table:table-cell office:value-type="float" office:value="0.004864864864864869">
            <text:p>0.004864864864864869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959">
            <text:p>12959</text:p>
          </table:table-cell>
          <table:table-cell office:value-type="float" office:value="20451">
            <text:p>20451</text:p>
          </table:table-cell>
          <table:table-cell office:value-type="string" office:string-value="ShindeN">
            <text:p>ShindeN</text:p>
          </table:table-cell>
          <table:table-cell office:value-type="string" office:string-value="abizz">
            <text:p>abizz</text:p>
          </table:table-cell>
          <table:table-cell office:value-type="float" office:value="170">
            <text:p>170</text:p>
          </table:table-cell>
          <table:table-cell office:value-type="float" office:value="0.988">
            <text:p>0.988</text:p>
          </table:table-cell>
          <table:table-cell office:value-type="float" office: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162">
            <text:p>1.162</text:p>
          </table:table-cell>
          <table:table-cell office:value-type="float" office:value="-0.6000000000000005">
            <text:p>-0.6000000000000005</text:p>
          </table:table-cell>
          <table:table-cell office:value-type="string" office:string-value="">
            <text:p/>
          </table:table-cell>
          <table:table-cell office:value-type="float" office:value="-0.0035294117647058855">
            <text:p>-0.0035294117647058855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959">
            <text:p>12959</text:p>
          </table:table-cell>
          <table:table-cell office:value-type="float" office:value="20992">
            <text:p>20992</text:p>
          </table:table-cell>
          <table:table-cell office:value-type="string" office:string-value="ShindeN">
            <text:p>ShindeN</text:p>
          </table:table-cell>
          <table:table-cell office:value-type="string" office:string-value="ivz">
            <text:p>ivz</text:p>
          </table:table-cell>
          <table:table-cell office:value-type="float" office:value="177">
            <text:p>177</text:p>
          </table:table-cell>
          <table:table-cell office:value-type="float" office:value="0.91">
            <text:p>0.91</text:p>
          </table:table-cell>
          <table:table-cell office:value-type="float" office: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028">
            <text:p>1.028</text:p>
          </table:table-cell>
          <table:table-cell office:value-type="float" office:value="-4.499999999999998">
            <text:p>-4.499999999999998</text:p>
          </table:table-cell>
          <table:table-cell office:value-type="string" office:string-value="">
            <text:p/>
          </table:table-cell>
          <table:table-cell office:value-type="float" office:value="-0.025423728813559313">
            <text:p>-0.025423728813559313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959">
            <text:p>12959</text:p>
          </table:table-cell>
          <table:table-cell office:value-type="float" office:value="21155">
            <text:p>21155</text:p>
          </table:table-cell>
          <table:table-cell office:value-type="string" office:string-value="ShindeN">
            <text:p>ShindeN</text:p>
          </table:table-cell>
          <table:table-cell office:value-type="string" office:string-value="naz">
            <text:p>naz</text:p>
          </table:table-cell>
          <table:table-cell office:value-type="float" office:value="179">
            <text:p>179</text:p>
          </table:table-cell>
          <table:table-cell office:value-type="float" office:value="0.994">
            <text:p>0.994</text:p>
          </table:table-cell>
          <table:table-cell office:value-type="float" office: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111">
            <text:p>1.111</text:p>
          </table:table-cell>
          <table:table-cell office:value-type="float" office:value="-0.30000000000000027">
            <text:p>-0.30000000000000027</text:p>
          </table:table-cell>
          <table:table-cell office:value-type="string" office:string-value="">
            <text:p/>
          </table:table-cell>
          <table:table-cell office:value-type="float" office:value="-0.0016759776536312864">
            <text:p>-0.0016759776536312864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776">
            <text:p>12776</text:p>
          </table:table-cell>
          <table:table-cell office:value-type="float" office:value="16835">
            <text:p>16835</text:p>
          </table:table-cell>
          <table:table-cell office:value-type="string" office:string-value="Bounty Hunters">
            <text:p>Bounty Hunters</text:p>
          </table:table-cell>
          <table:table-cell office:value-type="string" office:string-value="ponter">
            <text:p>ponter</text:p>
          </table:table-cell>
          <table:table-cell office:value-type="float" office:value="178">
            <text:p>178</text:p>
          </table:table-cell>
          <table:table-cell office:value-type="float" office:value="0.73">
            <text:p>0.73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82">
            <text:p>0.82</text:p>
          </table:table-cell>
          <table:table-cell office:value-type="float" office:value="-13.5">
            <text:p>-13.5</text:p>
          </table:table-cell>
          <table:table-cell office:value-type="string" office:string-value="">
            <text:p/>
          </table:table-cell>
          <table:table-cell office:value-type="float" office:value="-0.07584269662921349">
            <text:p>-0.07584269662921349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776">
            <text:p>12776</text:p>
          </table:table-cell>
          <table:table-cell office:value-type="float" office:value="18322">
            <text:p>18322</text:p>
          </table:table-cell>
          <table:table-cell office:value-type="string" office:string-value="Bounty Hunters">
            <text:p>Bounty Hunters</text:p>
          </table:table-cell>
          <table:table-cell office:value-type="string" office:string-value="kaiser">
            <text:p>kaiser</text:p>
          </table:table-cell>
          <table:table-cell office:value-type="float" office:value="187">
            <text:p>187</text:p>
          </table:table-cell>
          <table:table-cell office:value-type="float" office:value="1.126">
            <text:p>1.126</text:p>
          </table:table-cell>
          <table:table-cell office:value-type="float" office:value="13">
            <text:p>1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204">
            <text:p>1.204</text:p>
          </table:table-cell>
          <table:table-cell office:value-type="float" office:value="6.2999999999999945">
            <text:p>6.2999999999999945</text:p>
          </table:table-cell>
          <table:table-cell office:value-type="string" office:string-value="">
            <text:p/>
          </table:table-cell>
          <table:table-cell office:value-type="float" office:value="0.03368983957219249">
            <text:p>0.03368983957219249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776">
            <text:p>12776</text:p>
          </table:table-cell>
          <table:table-cell office:value-type="float" office:value="20083">
            <text:p>20083</text:p>
          </table:table-cell>
          <table:table-cell office:value-type="string" office:string-value="Bounty Hunters">
            <text:p>Bounty Hunters</text:p>
          </table:table-cell>
          <table:table-cell office:value-type="string" office:string-value="ninjaz">
            <text:p>ninjaz</text:p>
          </table:table-cell>
          <table:table-cell office:value-type="float" office:value="174">
            <text:p>174</text:p>
          </table:table-cell>
          <table:table-cell office:value-type="float" office:value="1.06">
            <text:p>1.06</text:p>
          </table:table-cell>
          <table:table-cell office:value-type="float" office:value="13">
            <text:p>1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218">
            <text:p>1.218</text:p>
          </table:table-cell>
          <table:table-cell office:value-type="float" office:value="3.0000000000000027">
            <text:p>3.0000000000000027</text:p>
          </table:table-cell>
          <table:table-cell office:value-type="string" office:string-value="">
            <text:p/>
          </table:table-cell>
          <table:table-cell office:value-type="float" office:value="0.01724137931034484">
            <text:p>0.01724137931034484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776">
            <text:p>12776</text:p>
          </table:table-cell>
          <table:table-cell office:value-type="float" office:value="20690">
            <text:p>20690</text:p>
          </table:table-cell>
          <table:table-cell office:value-type="string" office:string-value="Bounty Hunters">
            <text:p>Bounty Hunters</text:p>
          </table:table-cell>
          <table:table-cell office:value-type="string" office:string-value="zock">
            <text:p>zock</text:p>
          </table:table-cell>
          <table:table-cell office:value-type="float" office:value="182">
            <text:p>182</text:p>
          </table:table-cell>
          <table:table-cell office:value-type="float" office:value="1.041">
            <text:p>1.041</text:p>
          </table:table-cell>
          <table:table-cell office:value-type="float" office:value="13">
            <text:p>1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144">
            <text:p>1.144</text:p>
          </table:table-cell>
          <table:table-cell office:value-type="float" office:value="2.0499999999999963">
            <text:p>2.0499999999999963</text:p>
          </table:table-cell>
          <table:table-cell office:value-type="string" office:string-value="">
            <text:p/>
          </table:table-cell>
          <table:table-cell office:value-type="float" office:value="0.011263736263736243">
            <text:p>0.011263736263736243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776">
            <text:p>12776</text:p>
          </table:table-cell>
          <table:table-cell office:value-type="float" office:value="20885">
            <text:p>20885</text:p>
          </table:table-cell>
          <table:table-cell office:value-type="string" office:string-value="Bounty Hunters">
            <text:p>Bounty Hunters</text:p>
          </table:table-cell>
          <table:table-cell office:value-type="string" office:string-value="freq">
            <text:p>freq</text:p>
          </table:table-cell>
          <table:table-cell office:value-type="float" office:value="176">
            <text:p>176</text:p>
          </table:table-cell>
          <table:table-cell office:value-type="float" office:value="1.009">
            <text:p>1.009</text:p>
          </table:table-cell>
          <table:table-cell office:value-type="float" office:value="13">
            <text:p>1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147">
            <text:p>1.147</text:p>
          </table:table-cell>
          <table:table-cell office:value-type="float" office:value="0.44999999999999485">
            <text:p>0.44999999999999485</text:p>
          </table:table-cell>
          <table:table-cell office:value-type="string" office:string-value="">
            <text:p/>
          </table:table-cell>
          <table:table-cell office:value-type="float" office:value="0.0025568181818181527">
            <text:p>0.0025568181818181527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0997">
            <text:p>10997</text:p>
          </table:table-cell>
          <table:table-cell office:value-type="float" office:value="17997">
            <text:p>17997</text:p>
          </table:table-cell>
          <table:table-cell office:value-type="string" office:string-value="Procyon">
            <text:p>Procyon</text:p>
          </table:table-cell>
          <table:table-cell office:value-type="string" office:string-value="lenci">
            <text:p>lenci</text:p>
          </table:table-cell>
          <table:table-cell office:value-type="float" office:value="175">
            <text:p>175</text:p>
          </table:table-cell>
          <table:table-cell office:value-type="float" office:value="0.827">
            <text:p>0.827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945">
            <text:p>0.945</text:p>
          </table:table-cell>
          <table:table-cell office:value-type="float" office:value="-8.650000000000002">
            <text:p>-8.650000000000002</text:p>
          </table:table-cell>
          <table:table-cell office:value-type="string" office:string-value="">
            <text:p/>
          </table:table-cell>
          <table:table-cell office:value-type="float" office:value="-0.04942857142857144">
            <text:p>-0.04942857142857144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0997">
            <text:p>10997</text:p>
          </table:table-cell>
          <table:table-cell office:value-type="float" office:value="19086">
            <text:p>19086</text:p>
          </table:table-cell>
          <table:table-cell office:value-type="string" office:string-value="Procyon">
            <text:p>Procyon</text:p>
          </table:table-cell>
          <table:table-cell office:value-type="string" office:string-value="pavv">
            <text:p>pavv</text:p>
          </table:table-cell>
          <table:table-cell office:value-type="float" office:value="190">
            <text:p>190</text:p>
          </table:table-cell>
          <table:table-cell office:value-type="float" office:value="1.377">
            <text:p>1.377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449">
            <text:p>1.449</text:p>
          </table:table-cell>
          <table:table-cell office:value-type="float" office:value="18.85">
            <text:p>18.85</text:p>
          </table:table-cell>
          <table:table-cell office:value-type="string" office:string-value="">
            <text:p/>
          </table:table-cell>
          <table:table-cell office:value-type="float" office:value="0.09921052631578949">
            <text:p>0.09921052631578949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0997">
            <text:p>10997</text:p>
          </table:table-cell>
          <table:table-cell office:value-type="float" office:value="23549">
            <text:p>23549</text:p>
          </table:table-cell>
          <table:table-cell office:value-type="string" office:string-value="Procyon">
            <text:p>Procyon</text:p>
          </table:table-cell>
          <table:table-cell office:value-type="string" office:string-value="maxoff">
            <text:p>maxoff</text:p>
          </table:table-cell>
          <table:table-cell office:value-type="float" office:value="177">
            <text:p>177</text:p>
          </table:table-cell>
          <table:table-cell office:value-type="float" office:value="1.38">
            <text:p>1.38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559">
            <text:p>1.559</text:p>
          </table:table-cell>
          <table:table-cell office:value-type="float" office:value="18.999999999999993">
            <text:p>18.999999999999993</text:p>
          </table:table-cell>
          <table:table-cell office:value-type="string" office:string-value="">
            <text:p/>
          </table:table-cell>
          <table:table-cell office:value-type="float" office:value="0.10734463276836154">
            <text:p>0.10734463276836154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0997">
            <text:p>10997</text:p>
          </table:table-cell>
          <table:table-cell office:value-type="float" office:value="25105">
            <text:p>25105</text:p>
          </table:table-cell>
          <table:table-cell office:value-type="string" office:string-value="Procyon">
            <text:p>Procyon</text:p>
          </table:table-cell>
          <table:table-cell office:value-type="string" office:string-value="agl">
            <text:p>agl</text:p>
          </table:table-cell>
          <table:table-cell office:value-type="float" office:value="172">
            <text:p>172</text:p>
          </table:table-cell>
          <table:table-cell office:value-type="float" office:value="0.817">
            <text:p>0.817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95">
            <text:p>0.95</text:p>
          </table:table-cell>
          <table:table-cell office:value-type="float" office:value="-9.150000000000002">
            <text:p>-9.150000000000002</text:p>
          </table:table-cell>
          <table:table-cell office:value-type="string" office:string-value="">
            <text:p/>
          </table:table-cell>
          <table:table-cell office:value-type="float" office:value="-0.053197674418604665">
            <text:p>-0.053197674418604665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0997">
            <text:p>10997</text:p>
          </table:table-cell>
          <table:table-cell office:value-type="float" office:value="25106">
            <text:p>25106</text:p>
          </table:table-cell>
          <table:table-cell office:value-type="string" office:string-value="Procyon">
            <text:p>Procyon</text:p>
          </table:table-cell>
          <table:table-cell office:value-type="string" office:string-value="next">
            <text:p>next</text:p>
          </table:table-cell>
          <table:table-cell office:value-type="float" office:value="170">
            <text:p>170</text:p>
          </table:table-cell>
          <table:table-cell office:value-type="float" office:value="0.715">
            <text:p>0.715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841">
            <text:p>0.841</text:p>
          </table:table-cell>
          <table:table-cell office:value-type="float" office:value="-14.250000000000002">
            <text:p>-14.250000000000002</text:p>
          </table:table-cell>
          <table:table-cell office:value-type="string" office:string-value="">
            <text:p/>
          </table:table-cell>
          <table:table-cell office:value-type="float" office:value="-0.08382352941176471">
            <text:p>-0.08382352941176471</text:p>
          </table:table-cell>
          <table:table-cell office:value-type="string" office:string-value="">
            <text:p/>
          </table:table-cell>
        </table:table-row>
      </table:table>
      <table:table table:name="h2h_teams">
        <table:table-row>
          <table:table-cell table:style-name="pd1" office:value-type="string" office:string-value="Team \ Opponent">
            <text:p>Team \ Opponent</text:p>
          </table:table-cell>
          <table:table-cell table:style-name="pd1" office:value-type="string" office:string-value="Imperial">
            <text:p>Imperial</text:p>
          </table:table-cell>
          <table:table-cell table:style-name="pd1" office:value-type="string" office:string-value="Sharks">
            <text:p>Sharks</text:p>
          </table:table-cell>
          <table:table-cell table:style-name="pd1" office:value-type="string" office:string-value="MIBR">
            <text:p>MIBR</text:p>
          </table:table-cell>
          <table:table-cell table:style-name="pd1" office:value-type="string" office:string-value="BESTIA">
            <text:p>BESTIA</text:p>
          </table:table-cell>
          <table:table-cell table:style-name="pd1" office:value-type="string" office:string-value="Fluxo">
            <text:p>Fluxo</text:p>
          </table:table-cell>
          <table:table-cell table:style-name="pd1" office:value-type="string" office:string-value="RED Canids">
            <text:p>RED Canids</text:p>
          </table:table-cell>
          <table:table-cell table:style-name="pd1" office:value-type="string" office:string-value="Marsborne">
            <text:p>Marsborne</text:p>
          </table:table-cell>
          <table:table-cell table:style-name="pd1" office:value-type="string" office:string-value="9z">
            <text:p>9z</text:p>
          </table:table-cell>
          <table:table-cell table:style-name="pd1" office:value-type="string" office:string-value="ODDIK">
            <text:p>ODDIK</text:p>
          </table:table-cell>
          <table:table-cell table:style-name="pd1" office:value-type="string" office:string-value="ShindeN">
            <text:p>ShindeN</text:p>
          </table:table-cell>
          <table:table-cell table:style-name="pd1" office:value-type="string" office:string-value="Bounty Hunters">
            <text:p>Bounty Hunters</text:p>
          </table:table-cell>
          <table:table-cell table:style-name="pd1" office:value-type="string" office:string-value="Procyon">
            <text:p>Procyon</text:p>
          </table:table-cell>
        </table:table-row>
        <table:table-row>
          <table:table-cell office:value-type="string" office:string-value="Imperial">
            <text:p>Imperial</text:p>
          </table:table-cell>
          <table:table-cell office:value-type="string" office:string-value="">
            <text:p/>
          </table:table-cell>
          <table:table-cell office:value-type="string" office:string-value="0.0 (2)">
            <text:p>0.0 (2)</text:p>
          </table:table-cell>
          <table:table-cell office:value-type="string" office:string-value="50.0 (2)">
            <text:p>50.0 (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harks">
            <text:p>Sharks</text:p>
          </table:table-cell>
          <table:table-cell office:value-type="string" office:string-value="100.0 (2)">
            <text:p>100.0 (2)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50.0 (4)">
            <text:p>50.0 (4)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IBR">
            <text:p>MIBR</text:p>
          </table:table-cell>
          <table:table-cell office:value-type="string" office:string-value="50.0 (2)">
            <text:p>50.0 (2)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ESTIA">
            <text:p>BEST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2)">
            <text:p>0.0 (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</table:table-row>
        <table:table-row>
          <table:table-cell office:value-type="string" office:string-value="Fluxo">
            <text:p>Fluxo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ED Canids">
            <text:p>RED Canids</text:p>
          </table:table-cell>
          <table:table-cell office:value-type="string" office:string-value="100.0 (1)">
            <text:p>10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0.0 (1)">
            <text:p>0.0 (1)</text:p>
          </table:table-cell>
          <table:table-cell office:value-type="string" office:string-value="100.0 (2)">
            <text:p>100.0 (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arsborne">
            <text:p>Marsborn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9z">
            <text:p>9z</text:p>
          </table:table-cell>
          <table:table-cell office:value-type="string" office:string-value="">
            <text:p/>
          </table:table-cell>
          <table:table-cell office:value-type="string" office:string-value="50.0 (4)">
            <text:p>50.0 (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ODDIK">
            <text:p>ODDIK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hindeN">
            <text:p>ShindeN</text:p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100.0 (1)">
            <text:p>10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2)">
            <text:p>0.0 (2)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ounty Hunters">
            <text:p>Bounty Hunter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100.0 (2)">
            <text:p>100.0 (2)</text:p>
          </table:table-cell>
          <table:table-cell office:value-type="string" office:string-value="">
            <text:p/>
          </table:table-cell>
          <table:table-cell office:value-type="string" office:string-value="100.0 (1)">
            <text:p>100.0 (1)</text:p>
          </table:table-cell>
        </table:table-row>
        <table:table-row>
          <table:table-cell office:value-type="string" office:string-value="Procyon">
            <text:p>Procy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0 (1)">
            <text:p>0.0 (1)</text:p>
          </table:table-cell>
          <table:table-cell office:value-type="string" office:string-value="">
            <text:p/>
          </table:table-cell>
        </table:table-row>
      </table:table>
      <table:table table:name="h2h_players">
        <table:table-row>
          <table:table-cell table:style-name="pd1" office:value-type="string" office:string-value="fantasyid">
            <text:p>fantasyid</text:p>
          </table:table-cell>
          <table:table-cell table:style-name="pd1" office:value-type="string" office:string-value="teamid">
            <text:p>teamid</text:p>
          </table:table-cell>
          <table:table-cell table:style-name="pd1" office:value-type="string" office:string-value="playerid">
            <text:p>playerid</text:p>
          </table:table-cell>
          <table:table-cell table:style-name="pd1" office:value-type="string" office:string-value="team">
            <text:p>team</text:p>
          </table:table-cell>
          <table:table-cell table:style-name="pd1" office:value-type="string" office:string-value="player">
            <text:p>player</text:p>
          </table:table-cell>
          <table:table-cell table:style-name="pd1" office:value-type="string" office:string-value="cost">
            <text:p>cost</text:p>
          </table:table-cell>
          <table:table-cell table:style-name="pd1" office:value-type="string" office:string-value="avg_rating">
            <text:p>avg_rating</text:p>
          </table:table-cell>
          <table:table-cell table:style-name="pd1" office:value-type="string" office:string-value="n_games">
            <text:p>n_games</text:p>
          </table:table-cell>
          <table:table-cell table:style-name="pd1" office:value-type="string" office:string-value="avg_rating_event">
            <text:p>avg_rating_event</text:p>
          </table:table-cell>
          <table:table-cell table:style-name="pd1" office:value-type="string" office:string-value="n_games_event">
            <text:p>n_games_event</text:p>
          </table:table-cell>
          <table:table-cell table:style-name="pd1" office:value-type="string" office:string-value="Imperial">
            <text:p>Imperial</text:p>
          </table:table-cell>
          <table:table-cell table:style-name="pd1" office:value-type="string" office:string-value="Sharks">
            <text:p>Sharks</text:p>
          </table:table-cell>
          <table:table-cell table:style-name="pd1" office:value-type="string" office:string-value="MIBR">
            <text:p>MIBR</text:p>
          </table:table-cell>
          <table:table-cell table:style-name="pd1" office:value-type="string" office:string-value="BESTIA">
            <text:p>BESTIA</text:p>
          </table:table-cell>
          <table:table-cell table:style-name="pd1" office:value-type="string" office:string-value="Fluxo">
            <text:p>Fluxo</text:p>
          </table:table-cell>
          <table:table-cell table:style-name="pd1" office:value-type="string" office:string-value="RED Canids">
            <text:p>RED Canids</text:p>
          </table:table-cell>
          <table:table-cell table:style-name="pd1" office:value-type="string" office:string-value="Marsborne">
            <text:p>Marsborne</text:p>
          </table:table-cell>
          <table:table-cell table:style-name="pd1" office:value-type="string" office:string-value="9z">
            <text:p>9z</text:p>
          </table:table-cell>
          <table:table-cell table:style-name="pd1" office:value-type="string" office:string-value="ODDIK">
            <text:p>ODDIK</text:p>
          </table:table-cell>
          <table:table-cell table:style-name="pd1" office:value-type="string" office:string-value="ShindeN">
            <text:p>ShindeN</text:p>
          </table:table-cell>
          <table:table-cell table:style-name="pd1" office:value-type="string" office:string-value="Bounty Hunters">
            <text:p>Bounty Hunters</text:p>
          </table:table-cell>
          <table:table-cell table:style-name="pd1" office:value-type="string" office:string-value="Procyon">
            <text:p>Procyon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455">
            <text:p>9455</text:p>
          </table:table-cell>
          <table:table-cell office:value-type="float" office:value="10566">
            <text:p>10566</text:p>
          </table:table-cell>
          <table:table-cell office:value-type="string" office:string-value="Imperial">
            <text:p>Imperial</text:p>
          </table:table-cell>
          <table:table-cell office:value-type="string" office:string-value="chelo">
            <text:p>chelo</text:p>
          </table:table-cell>
          <table:table-cell office:value-type="float" office:value="215">
            <text:p>215</text:p>
          </table:table-cell>
          <table:table-cell office:value-type="string" office:string-value="0.988">
            <text:p>0.988</text:p>
          </table:table-cell>
          <table:table-cell office:value-type="float" office:value="25">
            <text:p>25</text:p>
          </table:table-cell>
          <table:table-cell office:value-type="string" office:string-value="0.890">
            <text:p>0.890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0.930">
            <text:p>0.930</text:p>
          </table:table-cell>
          <table:table-cell office:value-type="string" office:string-value="1.115">
            <text:p>1.1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70">
            <text:p>0.8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60">
            <text:p>0.9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455">
            <text:p>9455</text:p>
          </table:table-cell>
          <table:table-cell office:value-type="float" office:value="12822">
            <text:p>12822</text:p>
          </table:table-cell>
          <table:table-cell office:value-type="string" office:string-value="Imperial">
            <text:p>Imperial</text:p>
          </table:table-cell>
          <table:table-cell office:value-type="string" office:string-value="vini">
            <text:p>vini</text:p>
          </table:table-cell>
          <table:table-cell office:value-type="float" office:value="216">
            <text:p>216</text:p>
          </table:table-cell>
          <table:table-cell office:value-type="string" office:string-value="1.056">
            <text:p>1.056</text:p>
          </table:table-cell>
          <table:table-cell office:value-type="float" office:value="25">
            <text:p>25</text:p>
          </table:table-cell>
          <table:table-cell office:value-type="string" office:string-value="1.040">
            <text:p>1.040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1.150">
            <text:p>1.150</text:p>
          </table:table-cell>
          <table:table-cell office:value-type="string" office:string-value="0.955">
            <text:p>0.9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80">
            <text:p>1.0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420">
            <text:p>1.4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455">
            <text:p>9455</text:p>
          </table:table-cell>
          <table:table-cell office:value-type="float" office:value="18676">
            <text:p>18676</text:p>
          </table:table-cell>
          <table:table-cell office:value-type="string" office:string-value="Imperial">
            <text:p>Imperial</text:p>
          </table:table-cell>
          <table:table-cell office:value-type="string" office:string-value="skullz">
            <text:p>skullz</text:p>
          </table:table-cell>
          <table:table-cell office:value-type="float" office:value="208">
            <text:p>208</text:p>
          </table:table-cell>
          <table:table-cell office:value-type="string" office:string-value="1.001">
            <text:p>1.001</text:p>
          </table:table-cell>
          <table:table-cell office:value-type="float" office:value="25">
            <text:p>25</text:p>
          </table:table-cell>
          <table:table-cell office:value-type="string" office:string-value="1.115">
            <text:p>1.115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0.825">
            <text:p>0.825</text:p>
          </table:table-cell>
          <table:table-cell office:value-type="string" office:string-value="1.125">
            <text:p>1.12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60">
            <text:p>0.9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90">
            <text:p>0.8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455">
            <text:p>9455</text:p>
          </table:table-cell>
          <table:table-cell office:value-type="float" office:value="19869">
            <text:p>19869</text:p>
          </table:table-cell>
          <table:table-cell office:value-type="string" office:string-value="Imperial">
            <text:p>Imperial</text:p>
          </table:table-cell>
          <table:table-cell office:value-type="string" office:string-value="try">
            <text:p>try</text:p>
          </table:table-cell>
          <table:table-cell office:value-type="float" office:value="235">
            <text:p>235</text:p>
          </table:table-cell>
          <table:table-cell office:value-type="string" office:string-value="1.215">
            <text:p>1.215</text:p>
          </table:table-cell>
          <table:table-cell office:value-type="float" office:value="25">
            <text:p>25</text:p>
          </table:table-cell>
          <table:table-cell office:value-type="string" office:string-value="1.300">
            <text:p>1.300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1.040">
            <text:p>1.040</text:p>
          </table:table-cell>
          <table:table-cell office:value-type="string" office:string-value="1.660">
            <text:p>1.6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90">
            <text:p>1.0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490">
            <text:p>1.4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455">
            <text:p>9455</text:p>
          </table:table-cell>
          <table:table-cell office:value-type="float" office:value="22564">
            <text:p>22564</text:p>
          </table:table-cell>
          <table:table-cell office:value-type="string" office:string-value="Imperial">
            <text:p>Imperial</text:p>
          </table:table-cell>
          <table:table-cell office:value-type="string" office:string-value="noway">
            <text:p>noway</text:p>
          </table:table-cell>
          <table:table-cell office:value-type="float" office:value="217">
            <text:p>217</text:p>
          </table:table-cell>
          <table:table-cell office:value-type="string" office:string-value="1.087">
            <text:p>1.087</text:p>
          </table:table-cell>
          <table:table-cell office:value-type="float" office:value="25">
            <text:p>25</text:p>
          </table:table-cell>
          <table:table-cell office:value-type="string" office:string-value="1.195">
            <text:p>1.195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1.170">
            <text:p>1.170</text:p>
          </table:table-cell>
          <table:table-cell office:value-type="string" office:string-value="0.895">
            <text:p>0.89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10">
            <text:p>1.0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690">
            <text:p>1.6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8113">
            <text:p>8113</text:p>
          </table:table-cell>
          <table:table-cell office:value-type="float" office:value="20558">
            <text:p>20558</text:p>
          </table:table-cell>
          <table:table-cell office:value-type="string" office:string-value="Sharks">
            <text:p>Sharks</text:p>
          </table:table-cell>
          <table:table-cell office:value-type="string" office:string-value="gafolo">
            <text:p>gafolo</text:p>
          </table:table-cell>
          <table:table-cell office:value-type="float" office:value="198">
            <text:p>198</text:p>
          </table:table-cell>
          <table:table-cell office:value-type="string" office:string-value="1.009">
            <text:p>1.009</text:p>
          </table:table-cell>
          <table:table-cell office:value-type="float" office:value="26">
            <text:p>26</text:p>
          </table:table-cell>
          <table:table-cell office:value-type="string" office:string-value="0.930">
            <text:p>0.930</text:p>
          </table:table-cell>
          <table:table-cell office:value-type="float" office:value="2">
            <text:p>2</text:p>
          </table:table-cell>
          <table:table-cell office:value-type="string" office:string-value="1.005">
            <text:p>1.005</text:p>
          </table:table-cell>
          <table:table-cell office:value-type="string" office:string-value="">
            <text:p/>
          </table:table-cell>
          <table:table-cell office:value-type="string" office:string-value="1.130">
            <text:p>1.130</text:p>
          </table:table-cell>
          <table:table-cell office:value-type="string" office:string-value="">
            <text:p/>
          </table:table-cell>
          <table:table-cell office:value-type="string" office:string-value="1.070">
            <text:p>1.070</text:p>
          </table:table-cell>
          <table:table-cell office:value-type="string" office:string-value="0.900">
            <text:p>0.900</text:p>
          </table:table-cell>
          <table:table-cell office:value-type="string" office:string-value="">
            <text:p/>
          </table:table-cell>
          <table:table-cell office:value-type="string" office:string-value="0.833">
            <text:p>0.833</text:p>
          </table:table-cell>
          <table:table-cell office:value-type="string" office:string-value="">
            <text:p/>
          </table:table-cell>
          <table:table-cell office:value-type="string" office:string-value="1.080">
            <text:p>1.0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8113">
            <text:p>8113</text:p>
          </table:table-cell>
          <table:table-cell office:value-type="float" office:value="21170">
            <text:p>21170</text:p>
          </table:table-cell>
          <table:table-cell office:value-type="string" office:string-value="Sharks">
            <text:p>Sharks</text:p>
          </table:table-cell>
          <table:table-cell office:value-type="string" office:string-value="koala">
            <text:p>koala</text:p>
          </table:table-cell>
          <table:table-cell office:value-type="float" office:value="225">
            <text:p>225</text:p>
          </table:table-cell>
          <table:table-cell office:value-type="string" office:string-value="1.183">
            <text:p>1.183</text:p>
          </table:table-cell>
          <table:table-cell office:value-type="float" office:value="26">
            <text:p>26</text:p>
          </table:table-cell>
          <table:table-cell office:value-type="string" office:string-value="1.055">
            <text:p>1.055</text:p>
          </table:table-cell>
          <table:table-cell office:value-type="float" office:value="2">
            <text:p>2</text:p>
          </table:table-cell>
          <table:table-cell office:value-type="string" office:string-value="1.115">
            <text:p>1.115</text:p>
          </table:table-cell>
          <table:table-cell office:value-type="string" office:string-value="">
            <text:p/>
          </table:table-cell>
          <table:table-cell office:value-type="string" office:string-value="0.910">
            <text:p>0.910</text:p>
          </table:table-cell>
          <table:table-cell office:value-type="string" office:string-value="">
            <text:p/>
          </table:table-cell>
          <table:table-cell office:value-type="string" office:string-value="0.960">
            <text:p>0.960</text:p>
          </table:table-cell>
          <table:table-cell office:value-type="string" office:string-value="1.260">
            <text:p>1.260</text:p>
          </table:table-cell>
          <table:table-cell office:value-type="string" office:string-value="">
            <text:p/>
          </table:table-cell>
          <table:table-cell office:value-type="string" office:string-value="1.073">
            <text:p>1.073</text:p>
          </table:table-cell>
          <table:table-cell office:value-type="string" office:string-value="">
            <text:p/>
          </table:table-cell>
          <table:table-cell office:value-type="string" office:string-value="1.130">
            <text:p>1.1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8113">
            <text:p>8113</text:p>
          </table:table-cell>
          <table:table-cell office:value-type="float" office:value="21221">
            <text:p>21221</text:p>
          </table:table-cell>
          <table:table-cell office:value-type="string" office:string-value="Sharks">
            <text:p>Sharks</text:p>
          </table:table-cell>
          <table:table-cell office:value-type="string" office:string-value="maxxkor">
            <text:p>maxxkor</text:p>
          </table:table-cell>
          <table:table-cell office:value-type="float" office:value="208">
            <text:p>208</text:p>
          </table:table-cell>
          <table:table-cell office:value-type="string" office:string-value="1.078">
            <text:p>1.078</text:p>
          </table:table-cell>
          <table:table-cell office:value-type="float" office:value="26">
            <text:p>26</text:p>
          </table:table-cell>
          <table:table-cell office:value-type="string" office:string-value="0.935">
            <text:p>0.935</text:p>
          </table:table-cell>
          <table:table-cell office:value-type="float" office:value="2">
            <text:p>2</text:p>
          </table:table-cell>
          <table:table-cell office:value-type="string" office:string-value="1.160">
            <text:p>1.160</text:p>
          </table:table-cell>
          <table:table-cell office:value-type="string" office:string-value="">
            <text:p/>
          </table:table-cell>
          <table:table-cell office:value-type="string" office:string-value="0.990">
            <text:p>0.990</text:p>
          </table:table-cell>
          <table:table-cell office:value-type="string" office:string-value="">
            <text:p/>
          </table:table-cell>
          <table:table-cell office:value-type="string" office:string-value="0.960">
            <text:p>0.960</text:p>
          </table:table-cell>
          <table:table-cell office:value-type="string" office:string-value="1.240">
            <text:p>1.240</text:p>
          </table:table-cell>
          <table:table-cell office:value-type="string" office:string-value="">
            <text:p/>
          </table:table-cell>
          <table:table-cell office:value-type="string" office:string-value="0.943">
            <text:p>0.943</text:p>
          </table:table-cell>
          <table:table-cell office:value-type="string" office:string-value="">
            <text:p/>
          </table:table-cell>
          <table:table-cell office:value-type="string" office:string-value="1.160">
            <text:p>1.1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8113">
            <text:p>8113</text:p>
          </table:table-cell>
          <table:table-cell office:value-type="float" office:value="21921">
            <text:p>21921</text:p>
          </table:table-cell>
          <table:table-cell office:value-type="string" office:string-value="Sharks">
            <text:p>Sharks</text:p>
          </table:table-cell>
          <table:table-cell office:value-type="string" office:string-value="rdnzao">
            <text:p>rdnzao</text:p>
          </table:table-cell>
          <table:table-cell office:value-type="float" office:value="216">
            <text:p>216</text:p>
          </table:table-cell>
          <table:table-cell office:value-type="string" office:string-value="1.109">
            <text:p>1.109</text:p>
          </table:table-cell>
          <table:table-cell office:value-type="float" office:value="26">
            <text:p>26</text:p>
          </table:table-cell>
          <table:table-cell office:value-type="string" office:string-value="1.145">
            <text:p>1.145</text:p>
          </table:table-cell>
          <table:table-cell office:value-type="float" office:value="2">
            <text:p>2</text:p>
          </table:table-cell>
          <table:table-cell office:value-type="string" office:string-value="1.115">
            <text:p>1.115</text:p>
          </table:table-cell>
          <table:table-cell office:value-type="string" office:string-value="">
            <text:p/>
          </table:table-cell>
          <table:table-cell office:value-type="string" office:string-value="1.210">
            <text:p>1.210</text:p>
          </table:table-cell>
          <table:table-cell office:value-type="string" office:string-value="">
            <text:p/>
          </table:table-cell>
          <table:table-cell office:value-type="string" office:string-value="1.140">
            <text:p>1.140</text:p>
          </table:table-cell>
          <table:table-cell office:value-type="string" office:string-value="0.730">
            <text:p>0.730</text:p>
          </table:table-cell>
          <table:table-cell office:value-type="string" office:string-value="">
            <text:p/>
          </table:table-cell>
          <table:table-cell office:value-type="string" office:string-value="0.963">
            <text:p>0.963</text:p>
          </table:table-cell>
          <table:table-cell office:value-type="string" office:string-value="">
            <text:p/>
          </table:table-cell>
          <table:table-cell office:value-type="string" office:string-value="1.190">
            <text:p>1.1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8113">
            <text:p>8113</text:p>
          </table:table-cell>
          <table:table-cell office:value-type="float" office:value="22911">
            <text:p>22911</text:p>
          </table:table-cell>
          <table:table-cell office:value-type="string" office:string-value="Sharks">
            <text:p>Sharks</text:p>
          </table:table-cell>
          <table:table-cell office:value-type="string" office:string-value="doc">
            <text:p>doc</text:p>
          </table:table-cell>
          <table:table-cell office:value-type="float" office:value="215">
            <text:p>215</text:p>
          </table:table-cell>
          <table:table-cell office:value-type="string" office:string-value="1.072">
            <text:p>1.072</text:p>
          </table:table-cell>
          <table:table-cell office:value-type="float" office:value="26">
            <text:p>26</text:p>
          </table:table-cell>
          <table:table-cell office:value-type="string" office:string-value="0.920">
            <text:p>0.920</text:p>
          </table:table-cell>
          <table:table-cell office:value-type="float" office:value="2">
            <text:p>2</text:p>
          </table:table-cell>
          <table:table-cell office:value-type="string" office:string-value="1.045">
            <text:p>1.045</text:p>
          </table:table-cell>
          <table:table-cell office:value-type="string" office:string-value="">
            <text:p/>
          </table:table-cell>
          <table:table-cell office:value-type="string" office:string-value="1.070">
            <text:p>1.070</text:p>
          </table:table-cell>
          <table:table-cell office:value-type="string" office:string-value="">
            <text:p/>
          </table:table-cell>
          <table:table-cell office:value-type="string" office:string-value="1.040">
            <text:p>1.040</text:p>
          </table:table-cell>
          <table:table-cell office:value-type="string" office:string-value="0.490">
            <text:p>0.490</text:p>
          </table:table-cell>
          <table:table-cell office:value-type="string" office:string-value="">
            <text:p/>
          </table:table-cell>
          <table:table-cell office:value-type="string" office:string-value="1.058">
            <text:p>1.058</text:p>
          </table:table-cell>
          <table:table-cell office:value-type="string" office:string-value="">
            <text:p/>
          </table:table-cell>
          <table:table-cell office:value-type="string" office:string-value="0.990">
            <text:p>0.9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215">
            <text:p>9215</text:p>
          </table:table-cell>
          <table:table-cell office:value-type="float" office:value="19310">
            <text:p>19310</text:p>
          </table:table-cell>
          <table:table-cell office:value-type="string" office:string-value="MIBR">
            <text:p>MIBR</text:p>
          </table:table-cell>
          <table:table-cell office:value-type="string" office:string-value="lnz">
            <text:p>lnz</text:p>
          </table:table-cell>
          <table:table-cell office:value-type="float" office:value="184">
            <text:p>184</text:p>
          </table:table-cell>
          <table:table-cell office:value-type="string" office:string-value="0.976">
            <text:p>0.976</text:p>
          </table:table-cell>
          <table:table-cell office:value-type="float" office:value="18">
            <text:p>18</text:p>
          </table:table-cell>
          <table:table-cell office:value-type="string" office:string-value="0.923">
            <text:p>0.923</text:p>
          </table:table-cell>
          <table:table-cell office:value-type="float" office:value="4">
            <text:p>4</text:p>
          </table:table-cell>
          <table:table-cell office:value-type="string" office:string-value="0.940">
            <text:p>0.940</text:p>
          </table:table-cell>
          <table:table-cell office:value-type="string" office:string-value="0.970">
            <text:p>0.9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90">
            <text:p>0.8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610">
            <text:p>0.6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215">
            <text:p>9215</text:p>
          </table:table-cell>
          <table:table-cell office:value-type="float" office:value="20987">
            <text:p>20987</text:p>
          </table:table-cell>
          <table:table-cell office:value-type="string" office:string-value="MIBR">
            <text:p>MIBR</text:p>
          </table:table-cell>
          <table:table-cell office:value-type="string" office:string-value="brnz4n">
            <text:p>brnz4n</text:p>
          </table:table-cell>
          <table:table-cell office:value-type="float" office:value="200">
            <text:p>200</text:p>
          </table:table-cell>
          <table:table-cell office:value-type="string" office:string-value="0.989">
            <text:p>0.989</text:p>
          </table:table-cell>
          <table:table-cell office:value-type="float" office:value="14">
            <text:p>14</text:p>
          </table:table-cell>
          <table:table-cell office:value-type="string" office:string-value="0.962">
            <text:p>0.962</text:p>
          </table:table-cell>
          <table:table-cell office:value-type="float" office:value="5">
            <text:p>5</text:p>
          </table:table-cell>
          <table:table-cell office:value-type="string" office:string-value="0.690">
            <text:p>0.690</text:p>
          </table:table-cell>
          <table:table-cell office:value-type="string" office:string-value="1.010">
            <text:p>1.0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60">
            <text:p>1.2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80">
            <text:p>1.0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215">
            <text:p>9215</text:p>
          </table:table-cell>
          <table:table-cell office:value-type="float" office:value="21037">
            <text:p>21037</text:p>
          </table:table-cell>
          <table:table-cell office:value-type="string" office:string-value="MIBR">
            <text:p>MIBR</text:p>
          </table:table-cell>
          <table:table-cell office:value-type="string" office:string-value="insani">
            <text:p>insani</text:p>
          </table:table-cell>
          <table:table-cell office:value-type="float" office:value="210">
            <text:p>210</text:p>
          </table:table-cell>
          <table:table-cell office:value-type="string" office:string-value="1.041">
            <text:p>1.041</text:p>
          </table:table-cell>
          <table:table-cell office:value-type="float" office:value="14">
            <text:p>14</text:p>
          </table:table-cell>
          <table:table-cell office:value-type="string" office:string-value="0.926">
            <text:p>0.926</text:p>
          </table:table-cell>
          <table:table-cell office:value-type="float" office:value="5">
            <text:p>5</text:p>
          </table:table-cell>
          <table:table-cell office:value-type="string" office:string-value="1.090">
            <text:p>1.090</text:p>
          </table:table-cell>
          <table:table-cell office:value-type="string" office:string-value="1.040">
            <text:p>1.0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490">
            <text:p>1.4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30">
            <text:p>0.8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215">
            <text:p>9215</text:p>
          </table:table-cell>
          <table:table-cell office:value-type="float" office:value="21288">
            <text:p>21288</text:p>
          </table:table-cell>
          <table:table-cell office:value-type="string" office:string-value="MIBR">
            <text:p>MIBR</text:p>
          </table:table-cell>
          <table:table-cell office:value-type="string" office:string-value="venomzera">
            <text:p>venomzera</text:p>
          </table:table-cell>
          <table:table-cell office:value-type="float" office:value="205">
            <text:p>205</text:p>
          </table:table-cell>
          <table:table-cell office:value-type="string" office:string-value="1.051">
            <text:p>1.051</text:p>
          </table:table-cell>
          <table:table-cell office:value-type="float" office:value="16">
            <text:p>16</text:p>
          </table:table-cell>
          <table:table-cell office:value-type="string" office:string-value="0.928">
            <text:p>0.928</text:p>
          </table:table-cell>
          <table:table-cell office:value-type="float" office:value="4">
            <text:p>4</text:p>
          </table:table-cell>
          <table:table-cell office:value-type="string" office:string-value="1.290">
            <text:p>1.290</text:p>
          </table:table-cell>
          <table:table-cell office:value-type="string" office:string-value="0.770">
            <text:p>0.7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20">
            <text:p>1.0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215">
            <text:p>9215</text:p>
          </table:table-cell>
          <table:table-cell office:value-type="float" office:value="23192">
            <text:p>23192</text:p>
          </table:table-cell>
          <table:table-cell office:value-type="string" office:string-value="MIBR">
            <text:p>MIBR</text:p>
          </table:table-cell>
          <table:table-cell office:value-type="string" office:string-value="kl1m">
            <text:p>kl1m</text:p>
          </table:table-cell>
          <table:table-cell office:value-type="float" office:value="220">
            <text:p>220</text:p>
          </table:table-cell>
          <table:table-cell office:value-type="string" office:string-value="1.163">
            <text:p>1.163</text:p>
          </table:table-cell>
          <table:table-cell office:value-type="float" office:value="12">
            <text:p>12</text:p>
          </table:table-cell>
          <table:table-cell office:value-type="string" office:string-value="1.155">
            <text:p>1.155</text:p>
          </table:table-cell>
          <table:table-cell office:value-type="float" office:value="4">
            <text:p>4</text:p>
          </table:table-cell>
          <table:table-cell office:value-type="string" office:string-value="0.945">
            <text:p>0.945</text:p>
          </table:table-cell>
          <table:table-cell office:value-type="string" office:string-value="1.260">
            <text:p>1.2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70">
            <text:p>0.9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30">
            <text:p>1.1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144">
            <text:p>12144</text:p>
          </table:table-cell>
          <table:table-cell office:value-type="float" office:value="2161">
            <text:p>2161</text:p>
          </table:table-cell>
          <table:table-cell office:value-type="string" office:string-value="BESTIA">
            <text:p>BESTIA</text:p>
          </table:table-cell>
          <table:table-cell office:value-type="string" office:string-value="noktse">
            <text:p>noktse</text:p>
          </table:table-cell>
          <table:table-cell office:value-type="float" office:value="183">
            <text:p>183</text:p>
          </table:table-cell>
          <table:table-cell office:value-type="string" office:string-value="0.938">
            <text:p>0.938</text:p>
          </table:table-cell>
          <table:table-cell office:value-type="float" office:value="16">
            <text:p>1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00">
            <text:p>0.7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00">
            <text:p>0.800</text:p>
          </table:table-cell>
          <table:table-cell office:value-type="string" office:string-value="">
            <text:p/>
          </table:table-cell>
          <table:table-cell office:value-type="string" office:string-value="0.970">
            <text:p>0.970</text:p>
          </table:table-cell>
          <table:table-cell office:value-type="string" office:string-value="1.050">
            <text:p>1.050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144">
            <text:p>12144</text:p>
          </table:table-cell>
          <table:table-cell office:value-type="float" office:value="20185">
            <text:p>20185</text:p>
          </table:table-cell>
          <table:table-cell office:value-type="string" office:string-value="BESTIA">
            <text:p>BESTIA</text:p>
          </table:table-cell>
          <table:table-cell office:value-type="string" office:string-value="cass1n">
            <text:p>cass1n</text:p>
          </table:table-cell>
          <table:table-cell office:value-type="float" office:value="206">
            <text:p>206</text:p>
          </table:table-cell>
          <table:table-cell office:value-type="string" office:string-value="1.158">
            <text:p>1.158</text:p>
          </table:table-cell>
          <table:table-cell office:value-type="float" office:value="16">
            <text:p>1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10">
            <text:p>1.0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80">
            <text:p>1.080</text:p>
          </table:table-cell>
          <table:table-cell office:value-type="string" office:string-value="">
            <text:p/>
          </table:table-cell>
          <table:table-cell office:value-type="string" office:string-value="1.330">
            <text:p>1.330</text:p>
          </table:table-cell>
          <table:table-cell office:value-type="string" office:string-value="1.010">
            <text:p>1.010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144">
            <text:p>12144</text:p>
          </table:table-cell>
          <table:table-cell office:value-type="float" office:value="20607">
            <text:p>20607</text:p>
          </table:table-cell>
          <table:table-cell office:value-type="string" office:string-value="BESTIA">
            <text:p>BESTIA</text:p>
          </table:table-cell>
          <table:table-cell office:value-type="string" office:string-value="buda">
            <text:p>buda</text:p>
          </table:table-cell>
          <table:table-cell office:value-type="float" office:value="215">
            <text:p>215</text:p>
          </table:table-cell>
          <table:table-cell office:value-type="string" office:string-value="1.204">
            <text:p>1.204</text:p>
          </table:table-cell>
          <table:table-cell office:value-type="float" office:value="12">
            <text:p>1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30">
            <text:p>0.8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550">
            <text:p>1.5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350">
            <text:p>1.350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144">
            <text:p>12144</text:p>
          </table:table-cell>
          <table:table-cell office:value-type="float" office:value="22570">
            <text:p>22570</text:p>
          </table:table-cell>
          <table:table-cell office:value-type="string" office:string-value="BESTIA">
            <text:p>BESTIA</text:p>
          </table:table-cell>
          <table:table-cell office:value-type="string" office:string-value="tomaszin">
            <text:p>tomaszin</text:p>
          </table:table-cell>
          <table:table-cell office:value-type="float" office:value="219">
            <text:p>219</text:p>
          </table:table-cell>
          <table:table-cell office:value-type="string" office:string-value="1.321">
            <text:p>1.321</text:p>
          </table:table-cell>
          <table:table-cell office:value-type="float" office:value="16">
            <text:p>1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30">
            <text:p>0.9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60">
            <text:p>1.160</text:p>
          </table:table-cell>
          <table:table-cell office:value-type="string" office:string-value="">
            <text:p/>
          </table:table-cell>
          <table:table-cell office:value-type="string" office:string-value="1.040">
            <text:p>1.040</text:p>
          </table:table-cell>
          <table:table-cell office:value-type="string" office:string-value="1.150">
            <text:p>1.150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144">
            <text:p>12144</text:p>
          </table:table-cell>
          <table:table-cell office:value-type="float" office:value="24863">
            <text:p>24863</text:p>
          </table:table-cell>
          <table:table-cell office:value-type="string" office:string-value="BESTIA">
            <text:p>BESTIA</text:p>
          </table:table-cell>
          <table:table-cell office:value-type="string" office:string-value="timo">
            <text:p>timo</text:p>
          </table:table-cell>
          <table:table-cell office:value-type="float" office:value="195">
            <text:p>195</text:p>
          </table:table-cell>
          <table:table-cell office:value-type="string" office:string-value="1.088">
            <text:p>1.088</text:p>
          </table:table-cell>
          <table:table-cell office:value-type="float" office:value="16">
            <text:p>1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90">
            <text:p>0.7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60">
            <text:p>1.160</text:p>
          </table:table-cell>
          <table:table-cell office:value-type="string" office:string-value="">
            <text:p/>
          </table:table-cell>
          <table:table-cell office:value-type="string" office:string-value="0.770">
            <text:p>0.770</text:p>
          </table:table-cell>
          <table:table-cell office:value-type="string" office:string-value="0.960">
            <text:p>0.960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1837">
            <text:p>11837</text:p>
          </table:table-cell>
          <table:table-cell office:value-type="float" office:value="11154">
            <text:p>11154</text:p>
          </table:table-cell>
          <table:table-cell office:value-type="string" office:string-value="Fluxo">
            <text:p>Fluxo</text:p>
          </table:table-cell>
          <table:table-cell office:value-type="string" office:string-value="exit">
            <text:p>exit</text:p>
          </table:table-cell>
          <table:table-cell office:value-type="float" office:value="203">
            <text:p>203</text:p>
          </table:table-cell>
          <table:table-cell office:value-type="string" office:string-value="1.017">
            <text:p>1.017</text:p>
          </table:table-cell>
          <table:table-cell office:value-type="float" office:value="6">
            <text:p>6</text:p>
          </table:table-cell>
          <table:table-cell office:value-type="string" office:string-value="1.180">
            <text:p>1.180</text:p>
          </table:table-cell>
          <table:table-cell office:value-type="float" office:value="3">
            <text:p>3</text:p>
          </table:table-cell>
          <table:table-cell office:value-type="string" office:string-value="0.940">
            <text:p>0.9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40">
            <text:p>1.0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1837">
            <text:p>11837</text:p>
          </table:table-cell>
          <table:table-cell office:value-type="float" office:value="18717">
            <text:p>18717</text:p>
          </table:table-cell>
          <table:table-cell office:value-type="string" office:string-value="Fluxo">
            <text:p>Fluxo</text:p>
          </table:table-cell>
          <table:table-cell office:value-type="string" office:string-value="lucaozy">
            <text:p>lucaozy</text:p>
          </table:table-cell>
          <table:table-cell office:value-type="float" office:value="206">
            <text:p>206</text:p>
          </table:table-cell>
          <table:table-cell office:value-type="string" office:string-value="1.063">
            <text:p>1.063</text:p>
          </table:table-cell>
          <table:table-cell office:value-type="float" office:value="10">
            <text:p>10</text:p>
          </table:table-cell>
          <table:table-cell office:value-type="string" office:string-value="1.210">
            <text:p>1.210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1.140">
            <text:p>1.1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20">
            <text:p>1.220</text:p>
          </table:table-cell>
          <table:table-cell office:value-type="string" office:string-value="0.860">
            <text:p>0.860</text:p>
          </table:table-cell>
          <table:table-cell office:value-type="string" office:string-value="">
            <text:p/>
          </table:table-cell>
          <table:table-cell office:value-type="string" office:string-value="1.270">
            <text:p>1.27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1837">
            <text:p>11837</text:p>
          </table:table-cell>
          <table:table-cell office:value-type="float" office:value="19692">
            <text:p>19692</text:p>
          </table:table-cell>
          <table:table-cell office:value-type="string" office:string-value="Fluxo">
            <text:p>Fluxo</text:p>
          </table:table-cell>
          <table:table-cell office:value-type="string" office:string-value="zevy">
            <text:p>zevy</text:p>
          </table:table-cell>
          <table:table-cell office:value-type="float" office:value="207">
            <text:p>207</text:p>
          </table:table-cell>
          <table:table-cell office:value-type="string" office:string-value="1.044">
            <text:p>1.044</text:p>
          </table:table-cell>
          <table:table-cell office:value-type="float" office:value="10">
            <text:p>10</text:p>
          </table:table-cell>
          <table:table-cell office:value-type="string" office:string-value="0.835">
            <text:p>0.835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1.120">
            <text:p>1.1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610">
            <text:p>1.610</text:p>
          </table:table-cell>
          <table:table-cell office:value-type="string" office:string-value="0.980">
            <text:p>0.980</text:p>
          </table:table-cell>
          <table:table-cell office:value-type="string" office:string-value="">
            <text:p/>
          </table:table-cell>
          <table:table-cell office:value-type="string" office:string-value="0.890">
            <text:p>0.89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1837">
            <text:p>11837</text:p>
          </table:table-cell>
          <table:table-cell office:value-type="float" office:value="20183">
            <text:p>20183</text:p>
          </table:table-cell>
          <table:table-cell office:value-type="string" office:string-value="Fluxo">
            <text:p>Fluxo</text:p>
          </table:table-cell>
          <table:table-cell office:value-type="string" office:string-value="decenty">
            <text:p>decenty</text:p>
          </table:table-cell>
          <table:table-cell office:value-type="float" office:value="208">
            <text:p>208</text:p>
          </table:table-cell>
          <table:table-cell office:value-type="string" office:string-value="1.047">
            <text:p>1.047</text:p>
          </table:table-cell>
          <table:table-cell office:value-type="float" office:value="6">
            <text:p>6</text:p>
          </table:table-cell>
          <table:table-cell office:value-type="string" office:string-value="1.125">
            <text:p>1.125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60">
            <text:p>1.1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1837">
            <text:p>11837</text:p>
          </table:table-cell>
          <table:table-cell office:value-type="float" office:value="20385">
            <text:p>20385</text:p>
          </table:table-cell>
          <table:table-cell office:value-type="string" office:string-value="Fluxo">
            <text:p>Fluxo</text:p>
          </table:table-cell>
          <table:table-cell office:value-type="string" office:string-value="kye">
            <text:p>kye</text:p>
          </table:table-cell>
          <table:table-cell office:value-type="float" office:value="204">
            <text:p>204</text:p>
          </table:table-cell>
          <table:table-cell office:value-type="string" office:string-value="0.966">
            <text:p>0.966</text:p>
          </table:table-cell>
          <table:table-cell office:value-type="float" office:value="10">
            <text:p>10</text:p>
          </table:table-cell>
          <table:table-cell office:value-type="string" office:string-value="1.020">
            <text:p>1.020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1.400">
            <text:p>1.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90">
            <text:p>0.790</text:p>
          </table:table-cell>
          <table:table-cell office:value-type="string" office:string-value="1.080">
            <text:p>1.080</text:p>
          </table:table-cell>
          <table:table-cell office:value-type="string" office:string-value="">
            <text:p/>
          </table:table-cell>
          <table:table-cell office:value-type="string" office:string-value="0.990">
            <text:p>0.99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7176">
            <text:p>7176</text:p>
          </table:table-cell>
          <table:table-cell office:value-type="float" office:value="18865">
            <text:p>18865</text:p>
          </table:table-cell>
          <table:table-cell office:value-type="string" office:string-value="RED Canids">
            <text:p>RED Canids</text:p>
          </table:table-cell>
          <table:table-cell office:value-type="string" office:string-value="dav1deus">
            <text:p>dav1deus</text:p>
          </table:table-cell>
          <table:table-cell office:value-type="float" office:value="191">
            <text:p>191</text:p>
          </table:table-cell>
          <table:table-cell office:value-type="string" office:string-value="1.050">
            <text:p>1.050</text:p>
          </table:table-cell>
          <table:table-cell office:value-type="float" office:value="22">
            <text:p>22</text:p>
          </table:table-cell>
          <table:table-cell office:value-type="string" office:string-value="1.043">
            <text:p>1.043</text:p>
          </table:table-cell>
          <table:table-cell office:value-type="float" office:value="7">
            <text:p>7</text:p>
          </table:table-cell>
          <table:table-cell office:value-type="string" office:string-value="1.210">
            <text:p>1.210</text:p>
          </table:table-cell>
          <table:table-cell office:value-type="string" office:string-value="1.640">
            <text:p>1.640</text:p>
          </table:table-cell>
          <table:table-cell office:value-type="string" office:string-value="1.080">
            <text:p>1.080</text:p>
          </table:table-cell>
          <table:table-cell office:value-type="string" office:string-value="1.190">
            <text:p>1.1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60">
            <text:p>1.2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7176">
            <text:p>7176</text:p>
          </table:table-cell>
          <table:table-cell office:value-type="float" office:value="19750">
            <text:p>19750</text:p>
          </table:table-cell>
          <table:table-cell office:value-type="string" office:string-value="RED Canids">
            <text:p>RED Canids</text:p>
          </table:table-cell>
          <table:table-cell office:value-type="string" office:string-value="drop">
            <text:p>drop</text:p>
          </table:table-cell>
          <table:table-cell office:value-type="float" office:value="200">
            <text:p>200</text:p>
          </table:table-cell>
          <table:table-cell office:value-type="string" office:string-value="1.055">
            <text:p>1.055</text:p>
          </table:table-cell>
          <table:table-cell office:value-type="float" office:value="15">
            <text:p>15</text:p>
          </table:table-cell>
          <table:table-cell office:value-type="string" office:string-value="0.875">
            <text:p>0.875</text:p>
          </table:table-cell>
          <table:table-cell office:value-type="float" office:value="2">
            <text:p>2</text:p>
          </table:table-cell>
          <table:table-cell office:value-type="string" office:string-value="1.040">
            <text:p>1.040</text:p>
          </table:table-cell>
          <table:table-cell office:value-type="string" office:string-value="1.580">
            <text:p>1.580</text:p>
          </table:table-cell>
          <table:table-cell office:value-type="string" office:string-value="1.070">
            <text:p>1.070</text:p>
          </table:table-cell>
          <table:table-cell office:value-type="string" office:string-value="1.025">
            <text:p>1.02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70">
            <text:p>0.9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7176">
            <text:p>7176</text:p>
          </table:table-cell>
          <table:table-cell office:value-type="float" office:value="20026">
            <text:p>20026</text:p>
          </table:table-cell>
          <table:table-cell office:value-type="string" office:string-value="RED Canids">
            <text:p>RED Canids</text:p>
          </table:table-cell>
          <table:table-cell office:value-type="string" office:string-value="chayjesus">
            <text:p>chayjesus</text:p>
          </table:table-cell>
          <table:table-cell office:value-type="float" office:value="202">
            <text:p>202</text:p>
          </table:table-cell>
          <table:table-cell office:value-type="string" office:string-value="1.138">
            <text:p>1.138</text:p>
          </table:table-cell>
          <table:table-cell office:value-type="float" office:value="15">
            <text:p>15</text:p>
          </table:table-cell>
          <table:table-cell office:value-type="string" office:string-value="0.875">
            <text:p>0.875</text:p>
          </table:table-cell>
          <table:table-cell office:value-type="float" office:value="2">
            <text:p>2</text:p>
          </table:table-cell>
          <table:table-cell office:value-type="string" office:string-value="1.080">
            <text:p>1.080</text:p>
          </table:table-cell>
          <table:table-cell office:value-type="string" office:string-value="1.250">
            <text:p>1.250</text:p>
          </table:table-cell>
          <table:table-cell office:value-type="string" office:string-value="0.930">
            <text:p>0.930</text:p>
          </table:table-cell>
          <table:table-cell office:value-type="string" office:string-value="1.440">
            <text:p>1.4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7176">
            <text:p>7176</text:p>
          </table:table-cell>
          <table:table-cell office:value-type="float" office:value="20085">
            <text:p>20085</text:p>
          </table:table-cell>
          <table:table-cell office:value-type="string" office:string-value="RED Canids">
            <text:p>RED Canids</text:p>
          </table:table-cell>
          <table:table-cell office:value-type="string" office:string-value="kauez">
            <text:p>kauez</text:p>
          </table:table-cell>
          <table:table-cell office:value-type="float" office:value="194">
            <text:p>194</text:p>
          </table:table-cell>
          <table:table-cell office:value-type="string" office:string-value="1.056">
            <text:p>1.056</text:p>
          </table:table-cell>
          <table:table-cell office:value-type="float" office:value="15">
            <text:p>15</text:p>
          </table:table-cell>
          <table:table-cell office:value-type="string" office:string-value="0.915">
            <text:p>0.915</text:p>
          </table:table-cell>
          <table:table-cell office:value-type="float" office:value="2">
            <text:p>2</text:p>
          </table:table-cell>
          <table:table-cell office:value-type="string" office:string-value="0.910">
            <text:p>0.910</text:p>
          </table:table-cell>
          <table:table-cell office:value-type="string" office:string-value="1.120">
            <text:p>1.120</text:p>
          </table:table-cell>
          <table:table-cell office:value-type="string" office:string-value="0.910">
            <text:p>0.910</text:p>
          </table:table-cell>
          <table:table-cell office:value-type="string" office:string-value="1.265">
            <text:p>1.26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70">
            <text:p>0.8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7176">
            <text:p>7176</text:p>
          </table:table-cell>
          <table:table-cell office:value-type="float" office:value="20939">
            <text:p>20939</text:p>
          </table:table-cell>
          <table:table-cell office:value-type="string" office:string-value="RED Canids">
            <text:p>RED Canids</text:p>
          </table:table-cell>
          <table:table-cell office:value-type="string" office:string-value="history">
            <text:p>history</text:p>
          </table:table-cell>
          <table:table-cell office:value-type="float" office:value="192">
            <text:p>192</text:p>
          </table:table-cell>
          <table:table-cell office:value-type="string" office:string-value="1.092">
            <text:p>1.092</text:p>
          </table:table-cell>
          <table:table-cell office:value-type="float" office:value="15">
            <text:p>15</text:p>
          </table:table-cell>
          <table:table-cell office:value-type="string" office:string-value="1.250">
            <text:p>1.250</text:p>
          </table:table-cell>
          <table:table-cell office:value-type="float" office:value="2">
            <text:p>2</text:p>
          </table:table-cell>
          <table:table-cell office:value-type="string" office:string-value="1.100">
            <text:p>1.100</text:p>
          </table:table-cell>
          <table:table-cell office:value-type="string" office:string-value="0.700">
            <text:p>0.700</text:p>
          </table:table-cell>
          <table:table-cell office:value-type="string" office:string-value="0.840">
            <text:p>0.840</text:p>
          </table:table-cell>
          <table:table-cell office:value-type="string" office:string-value="1.300">
            <text:p>1.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70">
            <text:p>1.1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3124">
            <text:p>13124</text:p>
          </table:table-cell>
          <table:table-cell office:value-type="float" office:value="12937">
            <text:p>12937</text:p>
          </table:table-cell>
          <table:table-cell office:value-type="string" office:string-value="Marsborne">
            <text:p>Marsborne</text:p>
          </table:table-cell>
          <table:table-cell office:value-type="string" office:string-value="wolfy">
            <text:p>wolfy</text:p>
          </table:table-cell>
          <table:table-cell office:value-type="float" office:value="209">
            <text:p>209</text:p>
          </table:table-cell>
          <table:table-cell office:value-type="string" office:string-value="1.208">
            <text:p>1.208</text:p>
          </table:table-cell>
          <table:table-cell office:value-type="float" office:value="24">
            <text:p>24</text:p>
          </table:table-cell>
          <table:table-cell office:value-type="string" office:string-value="1.035">
            <text:p>1.035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3124">
            <text:p>13124</text:p>
          </table:table-cell>
          <table:table-cell office:value-type="float" office:value="13230">
            <text:p>13230</text:p>
          </table:table-cell>
          <table:table-cell office:value-type="string" office:string-value="Marsborne">
            <text:p>Marsborne</text:p>
          </table:table-cell>
          <table:table-cell office:value-type="string" office:string-value="motm">
            <text:p>motm</text:p>
          </table:table-cell>
          <table:table-cell office:value-type="float" office:value="194">
            <text:p>194</text:p>
          </table:table-cell>
          <table:table-cell office:value-type="string" office:string-value="1.126">
            <text:p>1.126</text:p>
          </table:table-cell>
          <table:table-cell office:value-type="float" office:value="8">
            <text:p>8</text:p>
          </table:table-cell>
          <table:table-cell office:value-type="string" office:string-value="0.815">
            <text:p>0.815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3124">
            <text:p>13124</text:p>
          </table:table-cell>
          <table:table-cell office:value-type="float" office:value="17353">
            <text:p>17353</text:p>
          </table:table-cell>
          <table:table-cell office:value-type="string" office:string-value="Marsborne">
            <text:p>Marsborne</text:p>
          </table:table-cell>
          <table:table-cell office:value-type="string" office:string-value="cxzi">
            <text:p>cxzi</text:p>
          </table:table-cell>
          <table:table-cell office:value-type="float" office:value="207">
            <text:p>207</text:p>
          </table:table-cell>
          <table:table-cell office:value-type="string" office:string-value="1.190">
            <text:p>1.190</text:p>
          </table:table-cell>
          <table:table-cell office:value-type="float" office:value="24">
            <text:p>24</text:p>
          </table:table-cell>
          <table:table-cell office:value-type="string" office:string-value="1.150">
            <text:p>1.150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3124">
            <text:p>13124</text:p>
          </table:table-cell>
          <table:table-cell office:value-type="float" office:value="19705">
            <text:p>19705</text:p>
          </table:table-cell>
          <table:table-cell office:value-type="string" office:string-value="Marsborne">
            <text:p>Marsborne</text:p>
          </table:table-cell>
          <table:table-cell office:value-type="string" office:string-value="chop">
            <text:p>chop</text:p>
          </table:table-cell>
          <table:table-cell office:value-type="float" office:value="194">
            <text:p>194</text:p>
          </table:table-cell>
          <table:table-cell office:value-type="string" office:string-value="1.090">
            <text:p>1.090</text:p>
          </table:table-cell>
          <table:table-cell office:value-type="float" office:value="24">
            <text:p>24</text:p>
          </table:table-cell>
          <table:table-cell office:value-type="string" office:string-value="1.035">
            <text:p>1.035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3124">
            <text:p>13124</text:p>
          </table:table-cell>
          <table:table-cell office:value-type="float" office:value="22069">
            <text:p>22069</text:p>
          </table:table-cell>
          <table:table-cell office:value-type="string" office:string-value="Marsborne">
            <text:p>Marsborne</text:p>
          </table:table-cell>
          <table:table-cell office:value-type="string" office:string-value="grizz">
            <text:p>grizz</text:p>
          </table:table-cell>
          <table:table-cell office:value-type="float" office:value="206">
            <text:p>206</text:p>
          </table:table-cell>
          <table:table-cell office:value-type="string" office:string-value="1.161">
            <text:p>1.161</text:p>
          </table:table-cell>
          <table:table-cell office:value-type="float" office:value="24">
            <text:p>24</text:p>
          </table:table-cell>
          <table:table-cell office:value-type="string" office:string-value="1.095">
            <text:p>1.095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996">
            <text:p>9996</text:p>
          </table:table-cell>
          <table:table-cell office:value-type="float" office:value="12092">
            <text:p>12092</text:p>
          </table:table-cell>
          <table:table-cell office:value-type="string" office:string-value="9z">
            <text:p>9z</text:p>
          </table:table-cell>
          <table:table-cell office:value-type="string" office:string-value="max">
            <text:p>max</text:p>
          </table:table-cell>
          <table:table-cell office:value-type="float" office:value="180">
            <text:p>180</text:p>
          </table:table-cell>
          <table:table-cell office:value-type="string" office:string-value="1.106">
            <text:p>1.106</text:p>
          </table:table-cell>
          <table:table-cell office:value-type="float" office:value="20">
            <text:p>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78">
            <text:p>1.07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20">
            <text:p>1.020</text:p>
          </table:table-cell>
          <table:table-cell office:value-type="string" office:string-value="1.030">
            <text:p>1.0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10">
            <text:p>0.910</text:p>
          </table:table-cell>
          <table:table-cell office:value-type="string" office:string-value="1.120">
            <text:p>1.120</text:p>
          </table:table-cell>
          <table:table-cell office:value-type="string" office:string-value="1.220">
            <text:p>1.22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996">
            <text:p>9996</text:p>
          </table:table-cell>
          <table:table-cell office:value-type="float" office:value="14736">
            <text:p>14736</text:p>
          </table:table-cell>
          <table:table-cell office:value-type="string" office:string-value="9z">
            <text:p>9z</text:p>
          </table:table-cell>
          <table:table-cell office:value-type="string" office:string-value="dgt">
            <text:p>dgt</text:p>
          </table:table-cell>
          <table:table-cell office:value-type="float" office:value="176">
            <text:p>176</text:p>
          </table:table-cell>
          <table:table-cell office:value-type="string" office:string-value="1.148">
            <text:p>1.148</text:p>
          </table:table-cell>
          <table:table-cell office:value-type="float" office:value="21">
            <text:p>21</text:p>
          </table:table-cell>
          <table:table-cell office:value-type="string" office:string-value="1.024">
            <text:p>1.024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1.030">
            <text:p>1.0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30">
            <text:p>1.2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996">
            <text:p>9996</text:p>
          </table:table-cell>
          <table:table-cell office:value-type="float" office:value="14737">
            <text:p>14737</text:p>
          </table:table-cell>
          <table:table-cell office:value-type="string" office:string-value="9z">
            <text:p>9z</text:p>
          </table:table-cell>
          <table:table-cell office:value-type="string" office:string-value="meyern">
            <text:p>meyern</text:p>
          </table:table-cell>
          <table:table-cell office:value-type="float" office:value="186">
            <text:p>186</text:p>
          </table:table-cell>
          <table:table-cell office:value-type="string" office:string-value="1.201">
            <text:p>1.201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90">
            <text:p>0.9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90">
            <text:p>1.0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50">
            <text:p>1.2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996">
            <text:p>9996</text:p>
          </table:table-cell>
          <table:table-cell office:value-type="float" office:value="20394">
            <text:p>20394</text:p>
          </table:table-cell>
          <table:table-cell office:value-type="string" office:string-value="9z">
            <text:p>9z</text:p>
          </table:table-cell>
          <table:table-cell office:value-type="string" office:string-value="luchov">
            <text:p>luchov</text:p>
          </table:table-cell>
          <table:table-cell office:value-type="float" office:value="184">
            <text:p>184</text:p>
          </table:table-cell>
          <table:table-cell office:value-type="string" office:string-value="1.198">
            <text:p>1.198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350">
            <text:p>1.3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40">
            <text:p>1.0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60">
            <text:p>1.0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9996">
            <text:p>9996</text:p>
          </table:table-cell>
          <table:table-cell office:value-type="float" office:value="22613">
            <text:p>22613</text:p>
          </table:table-cell>
          <table:table-cell office:value-type="string" office:string-value="9z">
            <text:p>9z</text:p>
          </table:table-cell>
          <table:table-cell office:value-type="string" office:string-value="huasopeek">
            <text:p>huasopeek</text:p>
          </table:table-cell>
          <table:table-cell office:value-type="float" office:value="193">
            <text:p>193</text:p>
          </table:table-cell>
          <table:table-cell office:value-type="string" office:string-value="1.234">
            <text:p>1.234</text:p>
          </table:table-cell>
          <table:table-cell office:value-type="float" office:value="21">
            <text:p>2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08">
            <text:p>1.20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40">
            <text:p>0.740</text:p>
          </table:table-cell>
          <table:table-cell office:value-type="string" office:string-value="0.790">
            <text:p>0.7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50">
            <text:p>1.250</text:p>
          </table:table-cell>
          <table:table-cell office:value-type="string" office:string-value="0.900">
            <text:p>0.900</text:p>
          </table:table-cell>
          <table:table-cell office:value-type="string" office:string-value="1.270">
            <text:p>1.27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1768">
            <text:p>11768</text:p>
          </table:table-cell>
          <table:table-cell office:value-type="float" office:value="14390">
            <text:p>14390</text:p>
          </table:table-cell>
          <table:table-cell office:value-type="string" office:string-value="ODDIK">
            <text:p>ODDIK</text:p>
          </table:table-cell>
          <table:table-cell office:value-type="string" office:string-value="wood7">
            <text:p>wood7</text:p>
          </table:table-cell>
          <table:table-cell office:value-type="float" office:value="172">
            <text:p>172</text:p>
          </table:table-cell>
          <table:table-cell office:value-type="string" office:string-value="0.981">
            <text:p>0.981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80">
            <text:p>0.7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90">
            <text:p>1.190</text:p>
          </table:table-cell>
          <table:table-cell office:value-type="string" office:string-value="0.790">
            <text:p>0.7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80">
            <text:p>0.7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1768">
            <text:p>11768</text:p>
          </table:table-cell>
          <table:table-cell office:value-type="float" office:value="17181">
            <text:p>17181</text:p>
          </table:table-cell>
          <table:table-cell office:value-type="string" office:string-value="ODDIK">
            <text:p>ODDIK</text:p>
          </table:table-cell>
          <table:table-cell office:value-type="string" office:string-value="naitte">
            <text:p>naitte</text:p>
          </table:table-cell>
          <table:table-cell office:value-type="float" office:value="185">
            <text:p>185</text:p>
          </table:table-cell>
          <table:table-cell office:value-type="string" office:string-value="1.063">
            <text:p>1.06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650">
            <text:p>0.6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20">
            <text:p>0.920</text:p>
          </table:table-cell>
          <table:table-cell office:value-type="string" office:string-value="0.850">
            <text:p>0.8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30">
            <text:p>0.8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1768">
            <text:p>11768</text:p>
          </table:table-cell>
          <table:table-cell office:value-type="float" office:value="22182">
            <text:p>22182</text:p>
          </table:table-cell>
          <table:table-cell office:value-type="string" office:string-value="ODDIK">
            <text:p>ODDIK</text:p>
          </table:table-cell>
          <table:table-cell office:value-type="string" office:string-value="ksloks">
            <text:p>ksloks</text:p>
          </table:table-cell>
          <table:table-cell office:value-type="float" office:value="178">
            <text:p>178</text:p>
          </table:table-cell>
          <table:table-cell office:value-type="string" office:string-value="1.054">
            <text:p>1.054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30">
            <text:p>0.8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80">
            <text:p>0.880</text:p>
          </table:table-cell>
          <table:table-cell office:value-type="string" office:string-value="1.030">
            <text:p>1.0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90">
            <text:p>0.99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1768">
            <text:p>11768</text:p>
          </table:table-cell>
          <table:table-cell office:value-type="float" office:value="22777">
            <text:p>22777</text:p>
          </table:table-cell>
          <table:table-cell office:value-type="string" office:string-value="ODDIK">
            <text:p>ODDIK</text:p>
          </table:table-cell>
          <table:table-cell office:value-type="string" office:string-value="diozera">
            <text:p>diozera</text:p>
          </table:table-cell>
          <table:table-cell office:value-type="float" office:value="193">
            <text:p>193</text:p>
          </table:table-cell>
          <table:table-cell office:value-type="string" office:string-value="1.110">
            <text:p>1.110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80">
            <text:p>0.8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10">
            <text:p>0.910</text:p>
          </table:table-cell>
          <table:table-cell office:value-type="string" office:string-value="1.210">
            <text:p>1.2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40">
            <text:p>1.2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1768">
            <text:p>11768</text:p>
          </table:table-cell>
          <table:table-cell office:value-type="float" office:value="24772">
            <text:p>24772</text:p>
          </table:table-cell>
          <table:table-cell office:value-type="string" office:string-value="ODDIK">
            <text:p>ODDIK</text:p>
          </table:table-cell>
          <table:table-cell office:value-type="string" office:string-value="nardes">
            <text:p>nardes</text:p>
          </table:table-cell>
          <table:table-cell office:value-type="float" office:value="188">
            <text:p>188</text:p>
          </table:table-cell>
          <table:table-cell office:value-type="string" office:string-value="1.074">
            <text:p>1.074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75">
            <text:p>0.87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50">
            <text:p>1.050</text:p>
          </table:table-cell>
          <table:table-cell office:value-type="string" office:string-value="1.350">
            <text:p>1.350</text:p>
          </table:table-cell>
          <table:table-cell office:value-type="string" office:string-value="1.120">
            <text:p>1.120</text:p>
          </table:table-cell>
          <table:table-cell office:value-type="string" office:string-value="">
            <text:p/>
          </table:table-cell>
          <table:table-cell office:value-type="string" office:string-value="0.980">
            <text:p>0.9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959">
            <text:p>12959</text:p>
          </table:table-cell>
          <table:table-cell office:value-type="float" office:value="18554">
            <text:p>18554</text:p>
          </table:table-cell>
          <table:table-cell office:value-type="string" office:string-value="ShindeN">
            <text:p>ShindeN</text:p>
          </table:table-cell>
          <table:table-cell office:value-type="string" office:string-value="tom1jed">
            <text:p>tom1jed</text:p>
          </table:table-cell>
          <table:table-cell office:value-type="float" office:value="185">
            <text:p>185</text:p>
          </table:table-cell>
          <table:table-cell office:value-type="string" office:string-value="1.400">
            <text:p>1.400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440">
            <text:p>1.4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959">
            <text:p>12959</text:p>
          </table:table-cell>
          <table:table-cell office:value-type="float" office:value="19985">
            <text:p>19985</text:p>
          </table:table-cell>
          <table:table-cell office:value-type="string" office:string-value="ShindeN">
            <text:p>ShindeN</text:p>
          </table:table-cell>
          <table:table-cell office:value-type="string" office:string-value="nacho">
            <text:p>nacho</text:p>
          </table:table-cell>
          <table:table-cell office:value-type="float" office:value="185">
            <text:p>185</text:p>
          </table:table-cell>
          <table:table-cell office:value-type="string" office:string-value="1.018">
            <text:p>1.018</text:p>
          </table:table-cell>
          <table:table-cell office:value-type="float" office: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90">
            <text:p>1.190</text:p>
          </table:table-cell>
          <table:table-cell office:value-type="string" office:string-value="1.080">
            <text:p>1.0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30">
            <text:p>1.0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95">
            <text:p>0.895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959">
            <text:p>12959</text:p>
          </table:table-cell>
          <table:table-cell office:value-type="float" office:value="20451">
            <text:p>20451</text:p>
          </table:table-cell>
          <table:table-cell office:value-type="string" office:string-value="ShindeN">
            <text:p>ShindeN</text:p>
          </table:table-cell>
          <table:table-cell office:value-type="string" office:string-value="abizz">
            <text:p>abizz</text:p>
          </table:table-cell>
          <table:table-cell office:value-type="float" office:value="170">
            <text:p>170</text:p>
          </table:table-cell>
          <table:table-cell office:value-type="string" office:string-value="0.988">
            <text:p>0.988</text:p>
          </table:table-cell>
          <table:table-cell office:value-type="float" office: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20">
            <text:p>1.220</text:p>
          </table:table-cell>
          <table:table-cell office:value-type="string" office:string-value="1.040">
            <text:p>1.0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50">
            <text:p>0.7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65">
            <text:p>0.965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959">
            <text:p>12959</text:p>
          </table:table-cell>
          <table:table-cell office:value-type="float" office:value="20992">
            <text:p>20992</text:p>
          </table:table-cell>
          <table:table-cell office:value-type="string" office:string-value="ShindeN">
            <text:p>ShindeN</text:p>
          </table:table-cell>
          <table:table-cell office:value-type="string" office:string-value="ivz">
            <text:p>ivz</text:p>
          </table:table-cell>
          <table:table-cell office:value-type="float" office:value="177">
            <text:p>177</text:p>
          </table:table-cell>
          <table:table-cell office:value-type="string" office:string-value="0.910">
            <text:p>0.910</text:p>
          </table:table-cell>
          <table:table-cell office:value-type="float" office: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10">
            <text:p>0.910</text:p>
          </table:table-cell>
          <table:table-cell office:value-type="string" office:string-value="0.950">
            <text:p>0.9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10">
            <text:p>0.9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90">
            <text:p>0.89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959">
            <text:p>12959</text:p>
          </table:table-cell>
          <table:table-cell office:value-type="float" office:value="21155">
            <text:p>21155</text:p>
          </table:table-cell>
          <table:table-cell office:value-type="string" office:string-value="ShindeN">
            <text:p>ShindeN</text:p>
          </table:table-cell>
          <table:table-cell office:value-type="string" office:string-value="naz">
            <text:p>naz</text:p>
          </table:table-cell>
          <table:table-cell office:value-type="float" office:value="179">
            <text:p>179</text:p>
          </table:table-cell>
          <table:table-cell office:value-type="string" office:string-value="0.994">
            <text:p>0.994</text:p>
          </table:table-cell>
          <table:table-cell office:value-type="float" office: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50">
            <text:p>0.850</text:p>
          </table:table-cell>
          <table:table-cell office:value-type="string" office:string-value="1.100">
            <text:p>1.1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120">
            <text:p>1.12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50">
            <text:p>0.95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776">
            <text:p>12776</text:p>
          </table:table-cell>
          <table:table-cell office:value-type="float" office:value="16835">
            <text:p>16835</text:p>
          </table:table-cell>
          <table:table-cell office:value-type="string" office:string-value="Bounty Hunters">
            <text:p>Bounty Hunters</text:p>
          </table:table-cell>
          <table:table-cell office:value-type="string" office:string-value="ponter">
            <text:p>ponter</text:p>
          </table:table-cell>
          <table:table-cell office:value-type="float" office:value="178">
            <text:p>178</text:p>
          </table:table-cell>
          <table:table-cell office:value-type="string" office:string-value="0.730">
            <text:p>0.73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776">
            <text:p>12776</text:p>
          </table:table-cell>
          <table:table-cell office:value-type="float" office:value="18322">
            <text:p>18322</text:p>
          </table:table-cell>
          <table:table-cell office:value-type="string" office:string-value="Bounty Hunters">
            <text:p>Bounty Hunters</text:p>
          </table:table-cell>
          <table:table-cell office:value-type="string" office:string-value="kaiser">
            <text:p>kaiser</text:p>
          </table:table-cell>
          <table:table-cell office:value-type="float" office:value="187">
            <text:p>187</text:p>
          </table:table-cell>
          <table:table-cell office:value-type="string" office:string-value="1.126">
            <text:p>1.126</text:p>
          </table:table-cell>
          <table:table-cell office:value-type="float" office:value="13">
            <text:p>1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10">
            <text:p>1.010</text:p>
          </table:table-cell>
          <table:table-cell office:value-type="string" office:string-value="1.040">
            <text:p>1.0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620">
            <text:p>0.620</text:p>
          </table:table-cell>
          <table:table-cell office:value-type="string" office:string-value="">
            <text:p/>
          </table:table-cell>
          <table:table-cell office:value-type="string" office:string-value="1.285">
            <text:p>1.285</text:p>
          </table:table-cell>
          <table:table-cell office:value-type="string" office:string-value="">
            <text:p/>
          </table:table-cell>
          <table:table-cell office:value-type="string" office:string-value="1.060">
            <text:p>1.060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776">
            <text:p>12776</text:p>
          </table:table-cell>
          <table:table-cell office:value-type="float" office:value="20083">
            <text:p>20083</text:p>
          </table:table-cell>
          <table:table-cell office:value-type="string" office:string-value="Bounty Hunters">
            <text:p>Bounty Hunters</text:p>
          </table:table-cell>
          <table:table-cell office:value-type="string" office:string-value="ninjaz">
            <text:p>ninjaz</text:p>
          </table:table-cell>
          <table:table-cell office:value-type="float" office:value="174">
            <text:p>174</text:p>
          </table:table-cell>
          <table:table-cell office:value-type="string" office:string-value="1.060">
            <text:p>1.060</text:p>
          </table:table-cell>
          <table:table-cell office:value-type="float" office:value="13">
            <text:p>1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00">
            <text:p>1.200</text:p>
          </table:table-cell>
          <table:table-cell office:value-type="string" office:string-value="1.110">
            <text:p>1.1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60">
            <text:p>0.960</text:p>
          </table:table-cell>
          <table:table-cell office:value-type="string" office:string-value="">
            <text:p/>
          </table:table-cell>
          <table:table-cell office:value-type="string" office:string-value="1.105">
            <text:p>1.105</text:p>
          </table:table-cell>
          <table:table-cell office:value-type="string" office:string-value="">
            <text:p/>
          </table:table-cell>
          <table:table-cell office:value-type="string" office:string-value="1.290">
            <text:p>1.290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776">
            <text:p>12776</text:p>
          </table:table-cell>
          <table:table-cell office:value-type="float" office:value="20690">
            <text:p>20690</text:p>
          </table:table-cell>
          <table:table-cell office:value-type="string" office:string-value="Bounty Hunters">
            <text:p>Bounty Hunters</text:p>
          </table:table-cell>
          <table:table-cell office:value-type="string" office:string-value="zock">
            <text:p>zock</text:p>
          </table:table-cell>
          <table:table-cell office:value-type="float" office:value="182">
            <text:p>182</text:p>
          </table:table-cell>
          <table:table-cell office:value-type="string" office:string-value="1.041">
            <text:p>1.041</text:p>
          </table:table-cell>
          <table:table-cell office:value-type="float" office:value="13">
            <text:p>1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960">
            <text:p>0.960</text:p>
          </table:table-cell>
          <table:table-cell office:value-type="string" office:string-value="0.960">
            <text:p>0.9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10">
            <text:p>0.810</text:p>
          </table:table-cell>
          <table:table-cell office:value-type="string" office:string-value="">
            <text:p/>
          </table:table-cell>
          <table:table-cell office:value-type="string" office:string-value="0.965">
            <text:p>0.965</text:p>
          </table:table-cell>
          <table:table-cell office:value-type="string" office:string-value="">
            <text:p/>
          </table:table-cell>
          <table:table-cell office:value-type="string" office:string-value="1.110">
            <text:p>1.110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2776">
            <text:p>12776</text:p>
          </table:table-cell>
          <table:table-cell office:value-type="float" office:value="20885">
            <text:p>20885</text:p>
          </table:table-cell>
          <table:table-cell office:value-type="string" office:string-value="Bounty Hunters">
            <text:p>Bounty Hunters</text:p>
          </table:table-cell>
          <table:table-cell office:value-type="string" office:string-value="freq">
            <text:p>freq</text:p>
          </table:table-cell>
          <table:table-cell office:value-type="float" office:value="176">
            <text:p>176</text:p>
          </table:table-cell>
          <table:table-cell office:value-type="string" office:string-value="1.009">
            <text:p>1.009</text:p>
          </table:table-cell>
          <table:table-cell office:value-type="float" office:value="13">
            <text:p>1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70">
            <text:p>1.270</text:p>
          </table:table-cell>
          <table:table-cell office:value-type="string" office:string-value="0.770">
            <text:p>0.7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690">
            <text:p>0.690</text:p>
          </table:table-cell>
          <table:table-cell office:value-type="string" office:string-value="">
            <text:p/>
          </table:table-cell>
          <table:table-cell office:value-type="string" office:string-value="1.130">
            <text:p>1.130</text:p>
          </table:table-cell>
          <table:table-cell office:value-type="string" office:string-value="">
            <text:p/>
          </table:table-cell>
          <table:table-cell office:value-type="string" office:string-value="1.280">
            <text:p>1.280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0997">
            <text:p>10997</text:p>
          </table:table-cell>
          <table:table-cell office:value-type="float" office:value="17997">
            <text:p>17997</text:p>
          </table:table-cell>
          <table:table-cell office:value-type="string" office:string-value="Procyon">
            <text:p>Procyon</text:p>
          </table:table-cell>
          <table:table-cell office:value-type="string" office:string-value="lenci">
            <text:p>lenci</text:p>
          </table:table-cell>
          <table:table-cell office:value-type="float" office:value="175">
            <text:p>175</text:p>
          </table:table-cell>
          <table:table-cell office:value-type="string" office:string-value="0.827">
            <text:p>0.827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080">
            <text:p>1.0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20">
            <text:p>0.72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0997">
            <text:p>10997</text:p>
          </table:table-cell>
          <table:table-cell office:value-type="float" office:value="19086">
            <text:p>19086</text:p>
          </table:table-cell>
          <table:table-cell office:value-type="string" office:string-value="Procyon">
            <text:p>Procyon</text:p>
          </table:table-cell>
          <table:table-cell office:value-type="string" office:string-value="pavv">
            <text:p>pavv</text:p>
          </table:table-cell>
          <table:table-cell office:value-type="float" office:value="190">
            <text:p>190</text:p>
          </table:table-cell>
          <table:table-cell office:value-type="string" office:string-value="1.377">
            <text:p>1.377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210">
            <text:p>1.2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.480">
            <text:p>1.48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0997">
            <text:p>10997</text:p>
          </table:table-cell>
          <table:table-cell office:value-type="float" office:value="23549">
            <text:p>23549</text:p>
          </table:table-cell>
          <table:table-cell office:value-type="string" office:string-value="Procyon">
            <text:p>Procyon</text:p>
          </table:table-cell>
          <table:table-cell office:value-type="string" office:string-value="maxoff">
            <text:p>maxoff</text:p>
          </table:table-cell>
          <table:table-cell office:value-type="float" office:value="177">
            <text:p>177</text:p>
          </table:table-cell>
          <table:table-cell office:value-type="string" office:string-value="1.380">
            <text:p>1.380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0997">
            <text:p>10997</text:p>
          </table:table-cell>
          <table:table-cell office:value-type="float" office:value="25105">
            <text:p>25105</text:p>
          </table:table-cell>
          <table:table-cell office:value-type="string" office:string-value="Procyon">
            <text:p>Procyon</text:p>
          </table:table-cell>
          <table:table-cell office:value-type="string" office:string-value="agl">
            <text:p>agl</text:p>
          </table:table-cell>
          <table:table-cell office:value-type="float" office:value="172">
            <text:p>172</text:p>
          </table:table-cell>
          <table:table-cell office:value-type="string" office:string-value="0.817">
            <text:p>0.817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750">
            <text:p>0.7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0.840">
            <text:p>0.840</text:p>
          </table:table-cell>
          <table:table-cell office:value-type="string" office:string-value="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0997">
            <text:p>10997</text:p>
          </table:table-cell>
          <table:table-cell office:value-type="float" office:value="25106">
            <text:p>25106</text:p>
          </table:table-cell>
          <table:table-cell office:value-type="string" office:string-value="Procyon">
            <text:p>Procyon</text:p>
          </table:table-cell>
          <table:table-cell office:value-type="string" office:string-value="next">
            <text:p>next</text:p>
          </table:table-cell>
          <table:table-cell office:value-type="float" office:value="170">
            <text:p>170</text:p>
          </table:table-cell>
          <table:table-cell office:value-type="string" office:string-value="0.715">
            <text:p>0.715</text:p>
          </table:table-cell>
          <table:table-cell office:value-type="float" office:value="2">
            <text:p>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